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dee6ef" draw:textarea-horizontal-align="justify" draw:textarea-vertical-align="top" draw:auto-grow-height="false" fo:min-height="8.005cm" fo:min-width="8.39cm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fill-color="#dee6ef" draw:textarea-horizontal-align="justify" draw:textarea-vertical-align="top" draw:auto-grow-height="false" fo:min-height="7.369cm" fo:min-width="8.391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5.85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81d41a" draw:textarea-horizontal-align="justify" draw:textarea-vertical-align="middle" draw:auto-grow-height="false" fo:min-height="0.385cm" fo:min-width="5.85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bf819e" draw:textarea-horizontal-align="justify" draw:textarea-vertical-align="middle" draw:auto-grow-height="false" fo:min-height="0.385cm" fo:min-width="5.85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6.802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6.803cm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9" style:family="graphic" style:parent-style-name="standard" style:list-style-name="L1">
      <style:graphic-properties draw:fill-color="#dee6ef" draw:textarea-horizontal-align="justify" draw:textarea-vertical-align="top" draw:auto-grow-height="false" fo:min-height="6.735cm" fo:min-width="6.803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fill-color="#dee6ef" draw:textarea-horizontal-align="justify" draw:textarea-vertical-align="top" draw:auto-grow-height="false" fo:min-height="6.099cm" fo:min-width="6.803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ffff00" draw:textarea-horizontal-align="justify" draw:textarea-vertical-align="middle" draw:auto-grow-height="false" fo:min-height="0.385cm" fo:min-width="5.85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f972f" draw:textarea-horizontal-align="justify" draw:textarea-vertical-align="middle" draw:auto-grow-height="false" fo:min-height="0.385cm" fo:min-width="5.85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dee6ef" draw:textarea-horizontal-align="justify" draw:textarea-vertical-align="top" draw:auto-grow-height="false" fo:min-height="4.83cm" fo:min-width="8.707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7.438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width="0.212cm" draw:marker-start="Arrow" draw:marker-start-width="0.618cm" draw:marker-end="Arrow" draw:marker-end-width="0.618cm" draw:fill="none" draw:textarea-vertical-align="middle" fo:padding-top="0.231cm" fo:padding-bottom="0.231cm" fo:padding-left="0.356cm" fo:padding-right="0.356cm" loext:decorative="false"/>
    </style:style>
    <style:style style:name="gr16" style:family="graphic" style:parent-style-name="standard">
      <style:graphic-properties svg:stroke-width="0.106cm" draw:marker-start-width="0.358cm" draw:marker-end-width="0.358cm" draw:fill="none" loext:fill-use-slide-background="false" draw:textarea-horizontal-align="justify" draw:textarea-vertical-align="top" draw:auto-grow-height="false" fo:min-height="6.631cm" fo:min-width="12.413cm" fo:padding-top="0.177cm" fo:padding-bottom="0.177cm" fo:padding-left="0.302cm" fo:padding-right="0.302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106cm" draw:marker-start-width="0.358cm" draw:marker-end-width="0.358cm" draw:fill="none" loext:fill-use-slide-background="false" draw:textarea-horizontal-align="justify" draw:textarea-vertical-align="top" draw:auto-grow-height="false" fo:min-height="2.82cm" fo:min-width="7.651cm" fo:padding-top="0.177cm" fo:padding-bottom="0.177cm" fo:padding-left="0.302cm" fo:padding-right="0.302cm" style:writing-mode="lr-tb" loext:decorative="false"/>
      <style:paragraph-properties style:writing-mode="lr-tb"/>
    </style:style>
    <style:style style:name="gr18" style:family="graphic" style:parent-style-name="standard">
      <style:graphic-properties svg:stroke-width="0.106cm" draw:marker-start-width="0.358cm" draw:marker-end-width="0.358cm" draw:fill="none" loext:fill-use-slide-background="false" draw:textarea-horizontal-align="justify" draw:textarea-vertical-align="top" draw:auto-grow-height="false" fo:min-height="11.815cm" fo:min-width="12.517cm" fo:padding-top="0.177cm" fo:padding-bottom="0.177cm" fo:padding-left="0.302cm" fo:padding-right="0.302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106cm" draw:marker-start-width="0.358cm" draw:marker-end-width="0.358cm" draw:fill="none" loext:fill-use-slide-background="false" draw:textarea-horizontal-align="justify" draw:textarea-vertical-align="top" draw:auto-grow-height="false" fo:min-height="10.123cm" fo:min-width="12.413cm" fo:padding-top="0.177cm" fo:padding-bottom="0.177cm" fo:padding-left="0.302cm" fo:padding-right="0.302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106cm" draw:marker-start-width="0.358cm" draw:marker-end-width="0.358cm" draw:fill="none" loext:fill-use-slide-background="false" draw:textarea-horizontal-align="justify" draw:textarea-vertical-align="top" draw:auto-grow-height="false" fo:min-height="16.791cm" fo:min-width="22.573cm" fo:padding-top="0.177cm" fo:padding-bottom="0.177cm" fo:padding-left="0.302cm" fo:padding-right="0.302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ff972f" draw:textarea-horizontal-align="justify" draw:textarea-vertical-align="middle" draw:auto-grow-height="false" fo:min-height="0.385cm" fo:min-width="2.357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ff972f" draw:textarea-horizontal-align="justify" draw:textarea-vertical-align="middle" draw:auto-grow-height="false" fo:min-height="0.385cm" fo:min-width="2.675cm" style:writing-mode="lr-tb" loext:decorative="false"/>
      <style:paragraph-properties style:writing-mode="lr-tb"/>
    </style:style>
    <style:style style:name="gr23" style:family="graphic" style:parent-style-name="standard">
      <style:graphic-properties draw:fill-color="#ff972f" draw:textarea-horizontal-align="justify" draw:textarea-vertical-align="middle" draw:auto-grow-height="false" fo:min-height="0.385cm" fo:min-width="2.358cm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ff972f" draw:textarea-horizontal-align="justify" draw:textarea-vertical-align="middle" draw:auto-grow-height="false" fo:min-height="0.385cm" fo:min-width="2.04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ff972f" draw:textarea-horizontal-align="justify" draw:textarea-vertical-align="middle" draw:auto-grow-height="false" fo:min-height="0.385cm" fo:min-width="4.262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81d41a" draw:textarea-horizontal-align="justify" draw:textarea-vertical-align="middle" draw:auto-grow-height="false" fo:min-height="0.385cm" fo:min-width="1.405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81d41a" draw:textarea-horizontal-align="justify" draw:textarea-vertical-align="middle" draw:auto-grow-height="false" fo:min-height="0.385cm" fo:min-width="1.088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81d41a" draw:textarea-horizontal-align="justify" draw:textarea-vertical-align="middle" draw:auto-grow-height="false" fo:min-height="0.385cm" fo:min-width="3.31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81d41a" draw:textarea-horizontal-align="justify" draw:textarea-vertical-align="middle" draw:auto-grow-height="false" fo:min-height="0.385cm" fo:min-width="2.993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81d41a" draw:textarea-horizontal-align="justify" draw:textarea-vertical-align="middle" draw:auto-grow-height="false" fo:min-height="0.385cm" fo:min-width="3.945cm" style:writing-mode="lr-tb" loext:decorative="false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195cm" fo:min-width="2.632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8d281e" draw:textarea-horizontal-align="justify" draw:textarea-vertical-align="middle" draw:auto-grow-height="false" fo:min-height="0.385cm" fo:min-width="2.04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ffff00" draw:textarea-horizontal-align="justify" draw:textarea-vertical-align="middle" draw:auto-grow-height="false" fo:min-height="0.151cm" fo:min-width="1.699cm" style:writing-mode="lr-tb" loext:decorative="false"/>
      <style:paragraph-properties style:writing-mode="lr-tb"/>
    </style:style>
    <style:style style:name="gr34" style:family="graphic" style:parent-style-name="standard">
      <style:graphic-properties draw:fill-color="#ffff00" draw:textarea-horizontal-align="justify" draw:textarea-vertical-align="middle" draw:auto-grow-height="false" fo:min-height="0.249cm" fo:min-width="2.247cm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fill-color="#bf819e" draw:textarea-horizontal-align="justify" draw:textarea-vertical-align="middle" draw:auto-grow-height="false" fo:min-height="0.151cm" fo:min-width="3.498cm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fill-color="#bf819e" draw:textarea-horizontal-align="justify" draw:textarea-vertical-align="middle" draw:auto-grow-height="false" fo:min-height="0.257cm" fo:min-width="4.566cm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fill-color="#bf819e" draw:textarea-horizontal-align="justify" draw:textarea-vertical-align="middle" draw:auto-grow-height="false" fo:min-height="0.257cm" fo:min-width="4.566cm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fill-color="#bf819e" draw:textarea-horizontal-align="justify" draw:textarea-vertical-align="middle" draw:auto-grow-height="false" fo:min-height="0.257cm" fo:min-width="4.566cm" style:writing-mode="lr-tb" loext:decorative="false"/>
      <style:paragraph-properties style:writing-mode="lr-tb"/>
    </style:style>
    <style:style style:name="gr39" style:family="graphic" style:parent-style-name="standard">
      <style:graphic-properties draw:fill-color="#8d281e" draw:textarea-horizontal-align="justify" draw:textarea-vertical-align="middle" draw:auto-grow-height="false" fo:min-height="0.385cm" fo:min-width="2.358cm" style:writing-mode="lr-tb" loext:decorative="false"/>
      <style:paragraph-properties style:writing-mode="lr-tb"/>
    </style:style>
    <style:style style:name="gr40" style:family="graphic" style:parent-style-name="standard">
      <style:graphic-properties draw:fill-color="#ffff00" draw:textarea-horizontal-align="justify" draw:textarea-vertical-align="middle" draw:auto-grow-height="false" fo:min-height="0.249cm" fo:min-width="2.497cm" style:writing-mode="lr-tb" loext:decorative="false"/>
      <style:paragraph-properties style:writing-mode="lr-tb"/>
    </style:style>
    <style:style style:name="gr41" style:family="graphic" style:parent-style-name="standard">
      <style:graphic-properties draw:fill-color="#8d281e" draw:textarea-horizontal-align="justify" draw:textarea-vertical-align="middle" draw:auto-grow-height="false" fo:min-height="0.385cm" fo:min-width="3.627cm" style:writing-mode="lr-tb" loext:decorative="false"/>
      <style:paragraph-properties style:writing-mode="lr-tb"/>
    </style:style>
    <style:style style:name="gr42" style:family="graphic" style:parent-style-name="standard">
      <style:graphic-properties draw:fill-color="#ffff00" draw:textarea-horizontal-align="justify" draw:textarea-vertical-align="middle" draw:auto-grow-height="false" fo:min-height="0.249cm" fo:min-width="3.494cm" style:writing-mode="lr-tb" loext:decorative="false"/>
      <style:paragraph-properties style:writing-mode="lr-tb"/>
    </style:style>
    <style:style style:name="gr43" style:family="graphic" style:parent-style-name="standard">
      <style:graphic-properties draw:fill-color="#8d281e" draw:textarea-horizontal-align="justify" draw:textarea-vertical-align="middle" draw:auto-grow-height="false" fo:min-height="0.385cm" fo:min-width="3.626cm" style:writing-mode="lr-tb" loext:decorative="false"/>
      <style:paragraph-properties style:writing-mode="lr-tb"/>
    </style:style>
    <style:style style:name="gr44" style:family="graphic" style:parent-style-name="standard">
      <style:graphic-properties draw:fill-color="#8d281e" draw:textarea-horizontal-align="justify" draw:textarea-vertical-align="middle" draw:auto-grow-height="false" fo:min-height="0.385cm" fo:min-width="3.628cm" style:writing-mode="lr-tb" loext:decorative="false"/>
      <style:paragraph-properties style:writing-mode="lr-tb"/>
    </style:style>
    <style:style style:name="gr45" style:family="graphic" style:parent-style-name="objectwithoutfill">
      <style:graphic-properties draw:stroke="dash" draw:stroke-dash="Double_20_Dash" draw:marker-end="Arrow" draw:marker-end-width="0.3cm" svg:stroke-linecap="butt" draw:fill="none" draw:textarea-vertical-align="middle" loext:decorative="false"/>
    </style:style>
    <style:style style:name="gr46" style:family="graphic" style:parent-style-name="standard">
      <style:graphic-properties draw:textarea-horizontal-align="justify" draw:textarea-vertical-align="middle" draw:auto-grow-height="false" fo:min-height="4.513cm" fo:min-width="9.603cm" style:writing-mode="lr-tb" loext:decorative="false"/>
      <style:paragraph-properties style:writing-mode="lr-tb"/>
    </style:style>
    <style:style style:name="gr47" style:family="graphic" style:parent-style-name="standard">
      <style:graphic-properties draw:fill-color="#3465a4" draw:textarea-horizontal-align="justify" draw:textarea-vertical-align="middle" draw:auto-grow-height="false" fo:min-height="1.021cm" fo:min-width="0.769cm" loext:decorative="false"/>
    </style:style>
    <style:style style:name="gr48" style:family="graphic" style:parent-style-name="standard">
      <style:graphic-properties svg:stroke-linecap="butt" draw:fill-color="#3465a4" draw:textarea-horizontal-align="justify" draw:textarea-vertical-align="middle" draw:auto-grow-height="false" fo:min-height="1.021cm" fo:min-width="0.769cm" loext:decorative="false"/>
    </style:style>
    <style:style style:name="gr49" style:family="graphic" style:parent-style-name="standard">
      <style:graphic-properties draw:stroke="dash" draw:stroke-dash="Dash_20__28_Rounded_29_" svg:stroke-width="0.053cm" svg:stroke-color="#ff0000" draw:marker-start-width="0.28cm" draw:marker-end-width="0.28cm" svg:stroke-linecap="round" draw:fill-color="#000000" draw:textarea-horizontal-align="justify" draw:textarea-vertical-align="middle" draw:auto-grow-height="false" fo:min-height="0.199cm" fo:min-width="0.398cm" fo:padding-top="0.152cm" fo:padding-bottom="0.152cm" fo:padding-left="0.277cm" fo:padding-right="0.277cm" style:writing-mode="lr-tb" loext:decorative="false"/>
      <style:paragraph-properties style:writing-mode="lr-tb"/>
    </style:style>
    <style:style style:name="gr50" style:family="graphic" style:parent-style-name="standard">
      <style:graphic-properties draw:stroke="dash" draw:stroke-dash="Dash_20__28_Rounded_29_" svg:stroke-width="0.053cm" svg:stroke-color="#ff0000" draw:marker-start-width="0.28cm" draw:marker-end-width="0.28cm" svg:stroke-linecap="round" draw:fill-color="#000000" draw:textarea-horizontal-align="justify" draw:textarea-vertical-align="middle" draw:auto-grow-height="false" fo:min-height="0.145cm" fo:min-width="0.344cm" fo:padding-top="0.152cm" fo:padding-bottom="0.152cm" fo:padding-left="0.277cm" fo:padding-right="0.277cm" style:writing-mode="lr-tb" loext:decorative="false"/>
      <style:paragraph-properties style:writing-mode="lr-tb"/>
    </style:style>
    <style:style style:name="gr51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52" style:family="graphic" style:parent-style-name="standard">
      <style:graphic-properties draw:stroke="dash" draw:stroke-dash="Dash_20__28_Rounded_29_" svg:stroke-width="0.053cm" svg:stroke-color="#ff0000" draw:marker-start-width="0.28cm" draw:marker-end-width="0.28cm" svg:stroke-linecap="round" draw:fill-color="#000000" draw:textarea-horizontal-align="justify" draw:textarea-vertical-align="middle" draw:auto-grow-height="false" fo:min-height="0.145cm" fo:min-width="0.569cm" fo:padding-top="0.152cm" fo:padding-bottom="0.152cm" fo:padding-left="0.277cm" fo:padding-right="0.277cm" style:writing-mode="lr-tb" loext:decorative="false"/>
      <style:paragraph-properties style:writing-mode="lr-tb"/>
    </style:style>
    <style:style style:name="gr53" style:family="graphic" style:parent-style-name="standard">
      <style:graphic-properties svg:stroke-width="0.106cm" draw:marker-start-width="0.358cm" draw:marker-end-width="0.358cm" draw:fill="none" loext:fill-use-slide-background="false" draw:textarea-horizontal-align="justify" draw:textarea-vertical-align="top" draw:auto-grow-height="false" fo:min-height="11.076cm" fo:min-width="9.556cm" fo:padding-top="0.177cm" fo:padding-bottom="0.177cm" fo:padding-left="0.302cm" fo:padding-right="0.302cm" style:writing-mode="lr-tb" loext:decorative="false"/>
      <style:paragraph-properties style:writing-mode="lr-tb"/>
    </style:style>
    <style:style style:name="gr54" style:family="graphic" style:parent-style-name="standard">
      <style:graphic-properties svg:stroke-width="0.106cm" draw:marker-start-width="0.358cm" draw:marker-end-width="0.358cm" draw:fill="none" loext:fill-use-slide-background="false" draw:textarea-horizontal-align="justify" draw:textarea-vertical-align="top" draw:auto-grow-height="false" fo:min-height="11.076cm" fo:min-width="12.096cm" fo:padding-top="0.177cm" fo:padding-bottom="0.177cm" fo:padding-left="0.302cm" fo:padding-right="0.302cm" style:writing-mode="lr-tb" loext:decorative="false"/>
      <style:paragraph-properties style:writing-mode="lr-tb"/>
    </style:style>
    <style:style style:name="gr55" style:family="graphic" style:parent-style-name="standard">
      <style:graphic-properties svg:stroke-width="0.106cm" draw:marker-start-width="0.358cm" draw:marker-end-width="0.358cm" draw:fill="none" loext:fill-use-slide-background="false" draw:textarea-horizontal-align="justify" draw:textarea-vertical-align="top" draw:auto-grow-height="false" fo:min-height="16.791cm" fo:min-width="24.479cm" fo:padding-top="0.177cm" fo:padding-bottom="0.177cm" fo:padding-left="0.302cm" fo:padding-right="0.302cm" style:writing-mode="lr-tb" loext:decorative="false"/>
      <style:paragraph-properties style:writing-mode="lr-tb"/>
    </style:style>
    <style:style style:name="gr56" style:family="graphic" style:parent-style-name="standard">
      <style:graphic-properties draw:fill-color="#ffff00" draw:textarea-horizontal-align="justify" draw:textarea-vertical-align="middle" draw:auto-grow-height="false" fo:min-height="0.249cm" fo:min-width="2.496cm" style:writing-mode="lr-tb" loext:decorative="false"/>
      <style:paragraph-properties style:writing-mode="lr-tb"/>
    </style:style>
    <style:style style:name="gr57" style:family="graphic" style:parent-style-name="standard">
      <style:graphic-properties draw:fill-color="#ff972f" draw:textarea-horizontal-align="justify" draw:textarea-vertical-align="middle" draw:auto-grow-height="false" fo:min-height="0.385cm" fo:min-width="3.31cm" style:writing-mode="lr-tb" loext:decorative="false"/>
      <style:paragraph-properties style:writing-mode="lr-tb"/>
    </style:style>
    <style:style style:name="gr58" style:family="graphic" style:parent-style-name="standard">
      <style:graphic-properties draw:fill-color="#81d41a" draw:textarea-horizontal-align="justify" draw:textarea-vertical-align="middle" draw:auto-grow-height="false" fo:min-height="0.385cm" fo:min-width="3.309cm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fill-color="#bf819e" draw:textarea-horizontal-align="justify" draw:textarea-vertical-align="middle" draw:auto-grow-height="false" fo:min-height="0.257cm" fo:min-width="3.553cm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fill-color="#bf819e" draw:textarea-horizontal-align="justify" draw:textarea-vertical-align="middle" draw:auto-grow-height="false" fo:min-height="0.257cm" fo:min-width="4.819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fill-color="#bf819e" draw:textarea-horizontal-align="justify" draw:textarea-vertical-align="middle" draw:auto-grow-height="false" fo:min-height="0.257cm" fo:min-width="4.819cm" style:writing-mode="lr-tb" loext:decorative="false"/>
      <style:paragraph-properties style:writing-mode="lr-tb"/>
    </style:style>
    <style:style style:name="gr62" style:family="graphic" style:parent-style-name="standard">
      <style:graphic-properties draw:fill-color="#3465a4" draw:textarea-horizontal-align="justify" draw:textarea-vertical-align="middle" draw:auto-grow-height="false" fo:min-height="1.02cm" fo:min-width="0.769cm" loext:decorative="false"/>
    </style:style>
    <style:style style:name="gr63" style:family="graphic" style:parent-style-name="standard" style:list-style-name="L1">
      <style:graphic-properties draw:fill-color="#bf819e" draw:textarea-horizontal-align="justify" draw:textarea-vertical-align="middle" draw:auto-grow-height="false" fo:min-height="0.257cm" fo:min-width="3.047cm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fill-color="#bf819e" draw:textarea-horizontal-align="justify" draw:textarea-vertical-align="middle" draw:auto-grow-height="false" fo:min-height="0.257cm" fo:min-width="3.553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fill-color="#bf819e" draw:textarea-horizontal-align="justify" draw:textarea-vertical-align="middle" draw:auto-grow-height="false" fo:min-height="0.257cm" fo:min-width="3.047cm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fill-color="#bf819e" draw:textarea-horizontal-align="justify" draw:textarea-vertical-align="middle" draw:auto-grow-height="false" fo:min-height="0.257cm" fo:min-width="3.047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fill-color="#bf819e" draw:textarea-horizontal-align="justify" draw:textarea-vertical-align="middle" draw:auto-grow-height="false" fo:min-height="0.257cm" fo:min-width="3.047cm" style:writing-mode="lr-tb" loext:decorative="false"/>
      <style:paragraph-properties style:writing-mode="lr-tb"/>
    </style:style>
    <style:style style:name="gr68" style:family="graphic" style:parent-style-name="standard">
      <style:graphic-properties draw:textarea-horizontal-align="justify" draw:textarea-vertical-align="middle" draw:auto-grow-height="false" fo:min-height="1.195cm" fo:min-width="2.392cm" style:writing-mode="lr-tb" loext:decorative="false"/>
      <style:paragraph-properties style:writing-mode="lr-tb"/>
    </style:style>
    <style:style style:name="gr69" style:family="graphic" style:parent-style-name="standard">
      <style:graphic-properties draw:stroke="dash" draw:stroke-dash="Dash_20__28_Rounded_29_" svg:stroke-width="0.053cm" svg:stroke-color="#ff0000" draw:marker-start-width="0.28cm" draw:marker-end-width="0.28cm" svg:stroke-linecap="round" draw:fill-color="#000000" draw:textarea-horizontal-align="justify" draw:textarea-vertical-align="middle" draw:auto-grow-height="false" fo:min-height="0.145cm" fo:min-width="0.57cm" fo:padding-top="0.152cm" fo:padding-bottom="0.152cm" fo:padding-left="0.277cm" fo:padding-right="0.277cm" style:writing-mode="lr-tb" loext:decorative="false"/>
      <style:paragraph-properties style:writing-mode="lr-tb"/>
    </style:style>
    <style:style style:name="P1" style:family="paragraph">
      <style:paragraph-properties fo:text-align="start"/>
      <style:text-properties fo:font-size="10pt"/>
    </style:style>
    <style:style style:name="P2" style:family="paragraph">
      <loext:graphic-properties draw:fill-color="#dee6ef"/>
      <style:paragraph-properties fo:text-align="start" style:writing-mode="lr-tb"/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  <style:text-properties fo:font-size="10pt"/>
    </style:style>
    <style:style style:name="P6" style:family="paragraph">
      <loext:graphic-properties draw:fill-color="#81d41a"/>
      <style:paragraph-properties fo:text-align="center" style:writing-mode="lr-tb"/>
      <style:text-properties fo:font-size="10pt"/>
    </style:style>
    <style:style style:name="P7" style:family="paragraph">
      <loext:graphic-properties draw:fill-color="#bf819e"/>
      <style:paragraph-properties fo:text-align="center" style:writing-mode="lr-tb"/>
      <style:text-properties fo:font-size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00"/>
      <style:paragraph-properties fo:text-align="center" style:writing-mode="lr-tb"/>
      <style:text-properties fo:font-size="10pt"/>
    </style:style>
    <style:style style:name="P10" style:family="paragraph">
      <loext:graphic-properties draw:fill-color="#ff972f"/>
      <style:paragraph-properties fo:text-align="center" style:writing-mode="lr-tb"/>
      <style:text-properties fo:font-size="10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 style:writing-mode="lr-tb"/>
    </style:style>
    <style:style style:name="P13" style:family="paragraph">
      <style:paragraph-properties fo:text-align="center" style:writing-mode="lr-tb"/>
      <style:text-properties fo:font-size="10pt"/>
    </style:style>
    <style:style style:name="P14" style:family="paragraph">
      <loext:graphic-properties draw:fill-color="#8d281e"/>
      <style:paragraph-properties fo:text-align="center" style:writing-mode="lr-tb"/>
      <style:text-properties fo:font-size="10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-color="#bf819e"/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8" style:family="paragraph">
      <loext:graphic-properties draw:fill-color="#8d281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19" style:family="paragraph">
      <style:paragraph-properties fo:text-align="center"/>
      <style:text-properties fo:font-size="48pt"/>
    </style:style>
    <style:style style:name="P20" style:family="paragraph">
      <style:paragraph-properties fo:text-align="center" style:writing-mode="lr-tb"/>
      <style:text-properties fo:font-size="48pt"/>
    </style:style>
    <style:style style:name="P21" style:family="paragraph">
      <loext:graphic-properties draw:fill-color="#3465a4"/>
      <style:paragraph-properties fo:text-align="center"/>
    </style:style>
    <style:style style:name="P22" style:family="paragraph">
      <style:paragraph-properties fo:text-align="center"/>
      <style:text-properties style:use-window-font-color="true" loext:opacity="0%" fo:font-size="10pt" fo:font-weight="bold" style:font-size-asian="10pt" style:font-size-complex="10pt"/>
    </style:style>
    <style:style style:name="P23" style:family="paragraph">
      <loext:graphic-properties draw:fill-color="#000000"/>
      <style:paragraph-properties fo:text-align="center" style:writing-mode="lr-tb"/>
      <style:text-properties style:use-window-font-color="true" loext:opacity="0%" fo:font-size="10pt" fo:font-weight="bold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48pt"/>
    </style:style>
    <style:style style:name="T4" style:family="text">
      <style:text-properties style:use-window-font-color="true" loext:opacity="0%" fo:font-size="10pt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9cm" svg:height="8.255cm" svg:x="9.255cm" svg:y="13.065cm">
          <text:list text:style-name="L1">
            <text:list-item>
              <text:p text:style-name="P1"><text:span text:style-name="T1">Sensor input streams (eg. microphone, RF)</text:span></text:p>
            </text:list-item>
            <text:list-item>
              <text:p text:style-name="P1"><text:span text:style-name="T1">Transducer output streams (eg. speaker, RF)</text:span></text:p>
            </text:list-item>
            <text:list-item>
              <text:p text:style-name="P1"><text:span text:style-name="T1">Collection of read/write properties (eg. volume, gain, channel, mode)</text:span></text:p>
            </text:list-item>
            <text:list-item>
              <text:p text:style-name="P1"><text:span text:style-name="T1">Collection of read-only properties (eg. RSSI, signal lock, temperature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91cm" svg:height="7.619cm" svg:x="9.254cm" svg:y="23.543cm">
          <text:list text:style-name="L1">
            <text:list-item>
              <text:p text:style-name="P1"><text:span text:style-name="T1">UI</text:span></text:p>
            </text:list-item>
            <text:list-item>
              <text:p text:style-name="P1"><text:span text:style-name="T1">Buttons</text:span></text:p>
            </text:list-item>
            <text:list-item>
              <text:p text:style-name="P1"><text:span text:style-name="T1">Displays</text:span></text:p>
            </text:list-item>
            <text:list-item>
              <text:p text:style-name="P1"><text:span text:style-name="T1">CLI</text:span></text:p>
            </text:list-item>
            <text:list-item>
              <text:p text:style-name="P1"><text:span text:style-name="T1">Automated system</text:span></text:p>
              <text:p text:style-name="P1"><text:span text:style-name="T1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35cm" svg:height="1.27cm" svg:x="18.146cm" svg:y="13.065cm">
          <text:p text:style-name="P3">Device Interface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0.635cm" svg:x="18.145cm" svg:y="14.335cm">
          <text:p text:style-name="P5"><text:span text:style-name="T1">ReportPropertyValu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0.635cm" svg:x="18.145cm" svg:y="14.97cm">
          <text:p text:style-name="P5"><text:span text:style-name="T1">SendDataToClien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0.635cm" svg:x="18.144cm" svg:y="15.605cm">
          <text:p text:style-name="P5"><text:span text:style-name="T1">Ready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0.635cm" svg:x="18.145cm" svg:y="16.875cm">
          <text:p text:style-name="P5"><text:span text:style-name="T1">DefineAvailableProperty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0.635cm" svg:x="18.145cm" svg:y="18.145cm">
          <text:p text:style-name="P5"><text:span text:style-name="T1">DefineAvailableMeta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0.635cm" svg:x="18.145cm" svg:y="17.51cm">
          <text:p text:style-name="P5"><text:span text:style-name="T1">DefineAvailableStream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35cm" svg:height="0.635cm" svg:x="18.146cm" svg:y="19.415cm">
          <text:p text:style-name="P5"><text:span text:style-name="T1">OnPropertyGetRequeste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35cm" svg:height="0.635cm" svg:x="18.146cm" svg:y="20.05cm">
          <text:p text:style-name="P5"><text:span text:style-name="T1">OnPropertySetRequeste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35cm" svg:height="0.635cm" svg:x="18.145cm" svg:y="20.685cm">
          <text:p text:style-name="P5"><text:span text:style-name="T1">OnDataReceivedFrom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35cm" svg:height="0.635cm" svg:x="18.146cm" svg:y="18.78cm">
          <text:p text:style-name="P5"><text:span text:style-name="T1">OnReceivedResetReques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302cm" svg:height="1.27cm" svg:x="9.255cm" svg:y="11.795cm">
          <text:p text:style-name="P3">Device Implementation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303cm" svg:height="1.27cm" svg:x="25.766cm" svg:y="13.065cm">
          <text:p text:style-name="P3">Device Coordinator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24.496cm" svg:y1="14.653cm" svg:x2="25.766cm" svg:y2="14.653cm">
          <text:p/>
        </draw:line>
        <draw:line draw:style-name="gr8" draw:text-style-name="P8" draw:layer="layout" svg:x1="24.496cm" svg:y1="18.463cm" svg:x2="25.766cm" svg:y2="18.463cm">
          <text:p/>
        </draw:line>
        <draw:line draw:style-name="gr8" draw:text-style-name="P8" draw:layer="layout" svg:x1="24.495cm" svg:y1="16.558cm" svg:x2="25.765cm" svg:y2="16.558cm">
          <text:p/>
        </draw:line>
        <draw:line draw:style-name="gr8" draw:text-style-name="P8" draw:layer="layout" svg:x1="24.495cm" svg:y1="17.193cm" svg:x2="25.765cm" svg:y2="17.193cm">
          <text:p/>
        </draw:line>
        <draw:line draw:style-name="gr8" draw:text-style-name="P8" draw:layer="layout" svg:x1="24.495cm" svg:y1="17.828cm" svg:x2="25.765cm" svg:y2="17.828cm">
          <text:p/>
        </draw:line>
        <draw:line draw:style-name="gr8" draw:text-style-name="P8" draw:layer="layout" svg:x1="24.497cm" svg:y1="15.288cm" svg:x2="25.767cm" svg:y2="15.288cm">
          <text:p/>
        </draw:line>
        <draw:line draw:style-name="gr8" draw:text-style-name="P8" draw:layer="layout" svg:x1="25.766cm" svg:y1="19.733cm" svg:x2="24.496cm" svg:y2="19.733cm">
          <text:p/>
        </draw:line>
        <draw:line draw:style-name="gr8" draw:text-style-name="P8" draw:layer="layout" svg:x1="25.766cm" svg:y1="20.368cm" svg:x2="24.496cm" svg:y2="20.368cm">
          <text:p/>
        </draw:line>
        <draw:line draw:style-name="gr8" draw:text-style-name="P8" draw:layer="layout" svg:x1="25.766cm" svg:y1="21.003cm" svg:x2="24.496cm" svg:y2="21.003cm">
          <text:p/>
        </draw:line>
        <draw:line draw:style-name="gr8" draw:text-style-name="P8" draw:layer="layout" svg:x1="25.766cm" svg:y1="19.098cm" svg:x2="24.496cm" svg:y2="19.098cm">
          <text:p/>
        </draw:line>
        <draw:custom-shape draw:style-name="gr9" draw:text-style-name="P2" draw:layer="layout" svg:width="7.303cm" svg:height="6.985cm" svg:x="25.765cm" svg:y="14.335cm">
          <text:list text:style-name="L1">
            <text:list-item>
              <text:p text:style-name="P1"><text:span text:style-name="T1">Manages link state</text:span></text:p>
            </text:list-item>
            <text:list-item>
              <text:p text:style-name="P1"><text:span text:style-name="T1">Manages enumeration data</text:span></text:p>
            </text:list-item>
            <text:list-item>
              <text:p text:style-name="P1"><text:span text:style-name="T1">Encodes packets and sends to Comm Interface</text:span></text:p>
            </text:list-item>
            <text:list-item>
              <text:p text:style-name="P1"><text:span text:style-name="T1">Decodes packets from comm interface</text:span></text:p>
            </text:list-item>
            <text:list-item>
              <text:p text:style-name="P1"><text:span text:style-name="T1">Calls appropriate methods on Device Interface when data is properly received</text:span></text:p>
            </text:list-item>
            <text:list-item>
              <text:p text:style-name="P1"><text:span text:style-name="T1">Responds to calls from Device Interface appropriately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0.635cm" svg:x="18.145cm" svg:y="16.24cm">
          <text:p text:style-name="P5"><text:span text:style-name="T1">Reset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24.496cm" svg:y1="15.923cm" svg:x2="25.766cm" svg:y2="15.923cm">
          <text:p/>
        </draw:line>
        <draw:custom-shape draw:style-name="gr3" draw:text-style-name="P4" draw:layer="layout" svg:width="6.35cm" svg:height="1.27cm" svg:x="18.145cm" svg:y="23.543cm">
          <text:p text:style-name="P3">Client Interface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0.635cm" svg:x="18.144cm" svg:y="25.448cm">
          <text:p text:style-name="P5"><text:span text:style-name="T1">GetPropertyValu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0.635cm" svg:x="18.145cm" svg:y="26.083cm">
          <text:p text:style-name="P5"><text:span text:style-name="T1">SetPropertyValu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0.635cm" svg:x="18.145cm" svg:y="26.718cm">
          <text:p text:style-name="P5"><text:span text:style-name="T1">SendDataToDevic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35cm" svg:height="0.635cm" svg:x="18.145cm" svg:y="29.892cm">
          <text:p text:style-name="P5"><text:span text:style-name="T1">OnDataReceivedFromDe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303cm" svg:height="1.27cm" svg:x="25.767cm" svg:y="23.543cm">
          <text:p text:style-name="P3">Client Coordinator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7.303cm" svg:height="6.349cm" svg:x="25.766cm" svg:y="24.813cm">
          <text:list text:style-name="L1">
            <text:list-item>
              <text:p text:style-name="P1"><text:span text:style-name="T1">Manages link state</text:span></text:p>
            </text:list-item>
            <text:list-item>
              <text:p text:style-name="P1"><text:span text:style-name="T1">Sends data out over comm link</text:span></text:p>
            </text:list-item>
            <text:list-item>
              <text:p text:style-name="P1"><text:span text:style-name="T1">Handles incoming data from comm link</text:span></text:p>
            </text:list-item>
            <text:list-item>
              <text:p text:style-name="P1"><text:span text:style-name="T1">Manages requests from client and responds with data received over comm link where appropriat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35cm" svg:height="0.635cm" svg:x="18.145cm" svg:y="30.527cm">
          <text:p text:style-name="P5"><text:span text:style-name="T1">OnPropertyValueReported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0.635cm" svg:x="18.144cm" svg:y="24.813cm">
          <text:p text:style-name="P5"><text:span text:style-name="T1">Rese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35cm" svg:height="0.635cm" svg:x="18.144cm" svg:y="28.623cm">
          <text:p text:style-name="P5"><text:span text:style-name="T1">OnDeviceInfoAvailabl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35cm" svg:height="0.635cm" svg:x="18.145cm" svg:y="29.257cm">
          <text:p text:style-name="P5"><text:span text:style-name="T1">OnStatusCh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0.635cm" svg:x="18.144cm" svg:y="27.353cm">
          <text:p text:style-name="P5"><text:span text:style-name="T1">Connec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0.635cm" svg:x="18.144cm" svg:y="27.988cm">
          <text:p text:style-name="P5"><text:span text:style-name="T1">Disconnec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303cm" svg:height="1.27cm" svg:x="9.254cm" svg:y="22.273cm">
          <text:p text:style-name="P3">Client Implementation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24.496cm" svg:y1="25.131cm" svg:x2="25.765cm" svg:y2="25.13cm">
          <text:p/>
        </draw:line>
        <draw:line draw:style-name="gr8" draw:text-style-name="P8" draw:layer="layout" svg:x1="24.496cm" svg:y1="25.766cm" svg:x2="25.765cm" svg:y2="25.765cm">
          <text:p/>
        </draw:line>
        <draw:line draw:style-name="gr8" draw:text-style-name="P8" draw:layer="layout" svg:x1="24.496cm" svg:y1="26.401cm" svg:x2="25.765cm" svg:y2="26.4cm">
          <text:p/>
        </draw:line>
        <draw:line draw:style-name="gr8" draw:text-style-name="P8" draw:layer="layout" svg:x1="24.496cm" svg:y1="27.036cm" svg:x2="25.765cm" svg:y2="27.035cm">
          <text:p/>
        </draw:line>
        <draw:line draw:style-name="gr8" draw:text-style-name="P8" draw:layer="layout" svg:x1="24.496cm" svg:y1="27.671cm" svg:x2="25.765cm" svg:y2="27.67cm">
          <text:p/>
        </draw:line>
        <draw:line draw:style-name="gr8" draw:text-style-name="P8" draw:layer="layout" svg:x1="24.496cm" svg:y1="28.306cm" svg:x2="25.765cm" svg:y2="28.305cm">
          <text:p/>
        </draw:line>
        <draw:line draw:style-name="gr8" draw:text-style-name="P8" draw:layer="layout" svg:x1="25.765cm" svg:y1="28.94cm" svg:x2="24.496cm" svg:y2="28.941cm">
          <text:p/>
        </draw:line>
        <draw:line draw:style-name="gr8" draw:text-style-name="P8" draw:layer="layout" svg:x1="25.765cm" svg:y1="29.575cm" svg:x2="24.496cm" svg:y2="29.576cm">
          <text:p/>
        </draw:line>
        <draw:line draw:style-name="gr8" draw:text-style-name="P8" draw:layer="layout" svg:x1="25.765cm" svg:y1="30.21cm" svg:x2="24.496cm" svg:y2="30.211cm">
          <text:p/>
        </draw:line>
        <draw:line draw:style-name="gr8" draw:text-style-name="P8" draw:layer="layout" svg:x1="25.765cm" svg:y1="30.845cm" svg:x2="24.496cm" svg:y2="30.846cm">
          <text:p/>
        </draw:line>
        <draw:custom-shape draw:style-name="gr3" draw:text-style-name="P4" draw:layer="layout" svg:width="6.35cm" svg:height="1.27cm" svg:x="34.337cm" svg:y="13.065cm">
          <text:p text:style-name="P3">Comm Interface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0.635cm" svg:x="34.337cm" svg:y="15.605cm">
          <text:p text:style-name="P5"><text:span text:style-name="T1">Transmi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35cm" svg:height="0.635cm" svg:x="34.337cm" svg:y="16.24cm">
          <text:p text:style-name="P5"><text:span text:style-name="T1">OnConnected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0.635cm" svg:x="34.337cm" svg:y="14.335cm">
          <text:p text:style-name="P5"><text:span text:style-name="T1">Connec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0.635cm" svg:x="34.337cm" svg:y="14.97cm">
          <text:p text:style-name="P5"><text:span text:style-name="T1">Disconnec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35cm" svg:height="0.635cm" svg:x="34.337cm" svg:y="16.875cm">
          <text:p text:style-name="P5"><text:span text:style-name="T1">OnDisconnecte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35cm" svg:height="0.635cm" svg:x="34.337cm" svg:y="17.51cm">
          <text:p text:style-name="P5"><text:span text:style-name="T1">OnReceiv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33.067cm" svg:y1="15.923cm" svg:x2="34.337cm" svg:y2="15.923cm">
          <text:p/>
        </draw:line>
        <draw:line draw:style-name="gr8" draw:text-style-name="P8" draw:layer="layout" svg:x1="34.337cm" svg:y1="16.558cm" svg:x2="33.067cm" svg:y2="16.558cm">
          <text:p/>
        </draw:line>
        <draw:line draw:style-name="gr8" draw:text-style-name="P8" draw:layer="layout" svg:x1="34.337cm" svg:y1="17.193cm" svg:x2="33.067cm" svg:y2="17.193cm">
          <text:p/>
        </draw:line>
        <draw:line draw:style-name="gr8" draw:text-style-name="P8" draw:layer="layout" svg:x1="34.337cm" svg:y1="17.828cm" svg:x2="33.067cm" svg:y2="17.828cm">
          <text:p/>
        </draw:line>
        <draw:custom-shape draw:style-name="gr3" draw:text-style-name="P4" draw:layer="layout" svg:width="6.35cm" svg:height="1.27cm" svg:x="34.338cm" svg:y="23.543cm">
          <text:p text:style-name="P3">Comm Interface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6.35cm" svg:height="0.635cm" svg:x="34.338cm" svg:y="26.083cm">
          <text:p text:style-name="P5"><text:span text:style-name="T1">Transm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35cm" svg:height="0.635cm" svg:x="34.338cm" svg:y="26.718cm">
          <text:p text:style-name="P5"><text:span text:style-name="T1">OnConnected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6.35cm" svg:height="0.635cm" svg:x="34.338cm" svg:y="24.813cm">
          <text:p text:style-name="P5"><text:span text:style-name="T1">Conn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6.35cm" svg:height="0.635cm" svg:x="34.338cm" svg:y="25.448cm">
          <text:p text:style-name="P5"><text:span text:style-name="T1">Disconnect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35cm" svg:height="0.635cm" svg:x="34.338cm" svg:y="27.353cm">
          <text:p text:style-name="P5"><text:span text:style-name="T1">OnDisconnected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35cm" svg:height="0.635cm" svg:x="34.338cm" svg:y="27.988cm">
          <text:p text:style-name="P5"><text:span text:style-name="T1">OnReceiv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33.068cm" svg:y1="26.401cm" svg:x2="34.338cm" svg:y2="26.401cm">
          <text:p/>
        </draw:line>
        <draw:line draw:style-name="gr8" draw:text-style-name="P8" draw:layer="layout" svg:x1="33.068cm" svg:y1="25.131cm" svg:x2="34.338cm" svg:y2="25.131cm">
          <text:p/>
        </draw:line>
        <draw:line draw:style-name="gr8" draw:text-style-name="P8" draw:layer="layout" svg:x1="33.068cm" svg:y1="25.766cm" svg:x2="34.338cm" svg:y2="25.766cm">
          <text:p/>
        </draw:line>
        <draw:line draw:style-name="gr8" draw:text-style-name="P8" draw:layer="layout" svg:x1="34.338cm" svg:y1="27.036cm" svg:x2="33.068cm" svg:y2="27.036cm">
          <text:p/>
        </draw:line>
        <draw:line draw:style-name="gr8" draw:text-style-name="P8" draw:layer="layout" svg:x1="34.338cm" svg:y1="27.671cm" svg:x2="33.068cm" svg:y2="27.671cm">
          <text:p/>
        </draw:line>
        <draw:line draw:style-name="gr8" draw:text-style-name="P8" draw:layer="layout" svg:x1="34.338cm" svg:y1="28.306cm" svg:x2="33.068cm" svg:y2="28.306cm">
          <text:p/>
        </draw:line>
        <draw:custom-shape draw:style-name="gr13" draw:text-style-name="P2" xml:id="id1" draw:id="id1" draw:layer="layout" svg:width="9.207cm" svg:height="5.08cm" svg:x="40.688cm" svg:y="13.065cm">
          <text:list text:style-name="L1">
            <text:list-item>
              <text:p text:style-name="P1"><text:span text:style-name="T1">Takes encoded byte arrays and sends them over the link (SPI/I2C registers, TCP socket, etc)</text:span></text:p>
            </text:list-item>
            <text:list-item>
              <text:p text:style-name="P1"><text:span text:style-name="T1">Forwards incoming data to device coordinator via OnReceive()</text:span></text:p>
            </text:list-item>
            <text:list-item>
              <text:p text:style-name="P1"><text:span text:style-name="T1">Acts as a server, accepting only one connection at a time, if applicable</text:span></text:p>
            </text:list-item>
            <text:list-item>
              <text:p text:style-name="P1"><text:span text:style-name="T1">Ignores Connect() and Disconnect() calls from coordinato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7.938cm" svg:height="1.27cm" svg:x="41.957cm" svg:y="11.795cm">
          <text:p text:style-name="P3">Comm Implementatio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35cm" svg:height="1.27cm" svg:x="34.337cm" svg:y="13.065cm">
          <text:p text:style-name="P3">Comm Interface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6.35cm" svg:height="0.635cm" svg:x="34.337cm" svg:y="15.605cm">
          <text:p text:style-name="P5"><text:span text:style-name="T1">Transm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35cm" svg:height="0.635cm" svg:x="34.337cm" svg:y="16.24cm">
          <text:p text:style-name="P5"><text:span text:style-name="T1">OnConnected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6.35cm" svg:height="0.635cm" svg:x="34.337cm" svg:y="14.335cm">
          <text:p text:style-name="P5"><text:span text:style-name="T1">Conn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6.35cm" svg:height="0.635cm" svg:x="34.337cm" svg:y="14.97cm">
          <text:p text:style-name="P5"><text:span text:style-name="T1">Disconnect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35cm" svg:height="0.635cm" svg:x="34.337cm" svg:y="16.875cm">
          <text:p text:style-name="P5"><text:span text:style-name="T1">OnDisconnected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35cm" svg:height="0.635cm" svg:x="34.337cm" svg:y="17.51cm">
          <text:p text:style-name="P5"><text:span text:style-name="T1">OnReceiv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33.067cm" svg:y1="15.923cm" svg:x2="34.337cm" svg:y2="15.923cm">
          <text:p/>
        </draw:line>
        <draw:line draw:style-name="gr8" draw:text-style-name="P8" draw:layer="layout" svg:x1="34.337cm" svg:y1="16.558cm" svg:x2="33.067cm" svg:y2="16.558cm">
          <text:p/>
        </draw:line>
        <draw:line draw:style-name="gr8" draw:text-style-name="P8" draw:layer="layout" svg:x1="34.337cm" svg:y1="17.193cm" svg:x2="33.067cm" svg:y2="17.193cm">
          <text:p/>
        </draw:line>
        <draw:line draw:style-name="gr8" draw:text-style-name="P8" draw:layer="layout" svg:x1="34.337cm" svg:y1="17.828cm" svg:x2="33.067cm" svg:y2="17.828cm">
          <text:p/>
        </draw:line>
        <draw:custom-shape draw:style-name="gr13" draw:text-style-name="P2" xml:id="id2" draw:id="id2" draw:layer="layout" svg:width="9.207cm" svg:height="5.08cm" svg:x="40.688cm" svg:y="23.543cm">
          <text:list text:style-name="L1">
            <text:list-item>
              <text:p text:style-name="P1"><text:span text:style-name="T1">Takes encoded byte arrays and sends them over the link (SPI/I2C registers, TCP socket, etc)</text:span></text:p>
            </text:list-item>
            <text:list-item>
              <text:p text:style-name="P1"><text:span text:style-name="T1">Forwards incoming data to device coordinator via OnReceive()</text:span></text:p>
            </text:list-item>
            <text:list-item>
              <text:p text:style-name="P1"><text:span text:style-name="T1">Initiates a connection based on the parameters passed to i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7.938cm" svg:height="1.27cm" svg:x="41.957cm" svg:y="22.273cm">
          <text:p text:style-name="P3">Comm Implementation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draw:type="lines" draw:line-skew="1.405cm 1.405cm" svg:x1="49.895cm" svg:y1="15.605cm" svg:x2="49.895cm" svg:y2="26.083cm" draw:start-shape="id1" draw:start-glue-point="1" draw:end-shape="id2" draw:end-glue-point="1" svg:d="M49895 15605h1905v10478h-1905" svg:viewBox="0 0 1906 10479">
          <text:p/>
        </draw:connector>
      </draw:page>
      <draw:page draw:name="page2" draw:style-name="dp1" draw:master-page-name="Default">
        <draw:custom-shape draw:style-name="gr16" draw:text-style-name="P12" draw:layer="layout" svg:width="13.017cm" svg:height="6.985cm" svg:x="2.27cm" svg:y="2.27cm">
          <text:p text:style-name="P11">NotReadyDisconnected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8.255cm" svg:height="3.174cm" svg:x="5.127cm" svg:y="23.861cm">
          <text:p text:style-name="P11">ReadyDisconnected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3.017cm" svg:height="12.065cm" svg:x="17.509cm" svg:y="2.27cm">
          <text:p text:style-name="P11">NotReadyConnected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13.017cm" svg:height="10.477cm" svg:x="17.51cm" svg:y="23.86cm">
          <text:p text:style-name="P11">ReadyConnected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3.017cm" svg:height="12.065cm" svg:x="34.02cm" svg:y="2.27cm">
          <text:p text:style-name="P11">NotReadyEnumerated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3.177cm" svg:height="17.145cm" svg:x="34.02cm" svg:y="22.59cm">
          <text:p text:style-name="P11">LinkEstablished</text:p>
          <draw:enhanced-geometry svg:viewBox="0 0 21600 21600" draw:type="rectangle" draw:enhanced-path="M 0 0 L 21600 0 21600 21600 0 21600 0 0 Z N"/>
        </draw:custom-shape>
        <draw:custom-shape draw:style-name="gr21" draw:text-style-name="P10" xml:id="id43" draw:id="id43" draw:layer="layout" svg:width="2.857cm" svg:height="0.635cm" svg:x="11.795cm" svg:y="7.985cm">
          <text:p text:style-name="P5"><text:span text:style-name="T1">OnConn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xml:id="id41" draw:id="id41" draw:layer="layout" svg:width="3.175cm" svg:height="0.635cm" svg:x="18.145cm" svg:y="9.572cm">
          <text:p text:style-name="P5"><text:span text:style-name="T1">OnDisconnected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xml:id="id39" draw:id="id39" draw:layer="layout" svg:width="2.858cm" svg:height="0.635cm" svg:x="9.572cm" svg:y="25.131cm">
          <text:p text:style-name="P5"><text:span text:style-name="T1">OnConnected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38" draw:id="id38" draw:layer="layout" svg:width="3.175cm" svg:height="0.635cm" svg:x="19.732cm" svg:y="27.353cm">
          <text:p text:style-name="P5"><text:span text:style-name="T1">OnDisconnected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3.175cm" svg:height="0.635cm" svg:x="22.59cm" svg:y="7.35cm">
          <text:p text:style-name="P5"><text:span text:style-name="T1">OnReceive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18" draw:id="id18" draw:layer="layout" svg:width="3.175cm" svg:height="0.635cm" svg:x="34.655cm" svg:y="13.065cm">
          <text:p text:style-name="P5"><text:span text:style-name="T1">OnDisconnected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xml:id="id13" draw:id="id13" draw:layer="layout" svg:width="2.54cm" svg:height="0.635cm" svg:x="36.56cm" svg:y="9.255cm">
          <text:p text:style-name="P5"><text:span text:style-name="T1">OnReceive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20" draw:id="id20" draw:layer="layout" svg:width="3.175cm" svg:height="0.635cm" svg:x="49.895cm" svg:y="23.225cm">
          <text:p text:style-name="P5"><text:span text:style-name="T1">OnDisconnected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4.762cm" svg:height="0.635cm" svg:x="35.29cm" svg:y="28.305cm">
          <text:p text:style-name="P5"><text:span text:style-name="T1">OnReceive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xml:id="id42" draw:id="id42" draw:layer="layout" svg:width="1.905cm" svg:height="0.635cm" svg:x="5.127cm" svg:y="7.985cm">
          <text:p text:style-name="P5"><text:span text:style-name="T1">Ready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xml:id="id55" draw:id="id55" draw:layer="layout" svg:width="1.905cm" svg:height="0.635cm" svg:x="6.08cm" svg:y="25.131cm">
          <text:p text:style-name="P5"><text:span text:style-name="T1">Reset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xml:id="id56" draw:id="id56" draw:layer="layout" svg:width="1.905cm" svg:height="0.635cm" svg:x="20.367cm" svg:y="13.065cm">
          <text:p text:style-name="P5"><text:span text:style-name="T1">Ready</text:span></text:p>
          <draw:enhanced-geometry svg:viewBox="0 0 21600 21600" draw:type="rectangle" draw:enhanced-path="M 0 0 L 21600 0 21600 21600 0 21600 0 0 Z N"/>
        </draw:custom-shape>
        <draw:custom-shape draw:style-name="gr27" draw:text-style-name="P6" xml:id="id15" draw:id="id15" draw:layer="layout" svg:width="1.588cm" svg:height="0.635cm" svg:x="37.194cm" svg:y="11.477cm">
          <text:p text:style-name="P5"><text:span text:style-name="T1">Ready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xml:id="id25" draw:id="id25" draw:layer="layout" svg:width="3.81cm" svg:height="0.635cm" svg:x="51.165cm" svg:y="31.48cm">
          <text:p text:style-name="P5"><text:span text:style-name="T1">ReportPropertyValue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xml:id="id27" draw:id="id27" draw:layer="layout" svg:width="3.493cm" svg:height="0.635cm" svg:x="44.497cm" svg:y="36.242cm">
          <text:p text:style-name="P5"><text:span text:style-name="T1">SendDataToClient</text:span></text:p>
          <draw:enhanced-geometry svg:viewBox="0 0 21600 21600" draw:type="rectangle" draw:enhanced-path="M 0 0 L 21600 0 21600 21600 0 21600 0 0 Z N"/>
        </draw:custom-shape>
        <draw:custom-shape draw:style-name="gr27" draw:text-style-name="P6" xml:id="id22" draw:id="id22" draw:layer="layout" svg:width="1.588cm" svg:height="0.635cm" svg:x="49.26cm" svg:y="27.352cm">
          <text:p text:style-name="P5"><text:span text:style-name="T1">Reset</text:span></text:p>
          <draw:enhanced-geometry svg:viewBox="0 0 21600 21600" draw:type="rectangle" draw:enhanced-path="M 0 0 L 21600 0 21600 21600 0 21600 0 0 Z N"/>
        </draw:custom-shape>
        <draw:custom-shape draw:style-name="gr30" draw:text-style-name="P6" xml:id="id3" draw:id="id3" draw:layer="layout" svg:width="4.445cm" svg:height="0.635cm" svg:x="18.78cm" svg:y="4.175cm">
          <text:p text:style-name="P5"><text:span text:style-name="T1">DefineAvailableProperty</text:span></text:p>
          <draw:enhanced-geometry svg:viewBox="0 0 21600 21600" draw:type="rectangle" draw:enhanced-path="M 0 0 L 21600 0 21600 21600 0 21600 0 0 Z N"/>
        </draw:custom-shape>
        <draw:custom-shape draw:style-name="gr30" draw:text-style-name="P6" xml:id="id6" draw:id="id6" draw:layer="layout" svg:width="4.445cm" svg:height="0.635cm" svg:x="18.78cm" svg:y="5.445cm">
          <text:p text:style-name="P5"><text:span text:style-name="T1">DefineAvailableMetadata</text:span></text:p>
          <draw:enhanced-geometry svg:viewBox="0 0 21600 21600" draw:type="rectangle" draw:enhanced-path="M 0 0 L 21600 0 21600 21600 0 21600 0 0 Z N"/>
        </draw:custom-shape>
        <draw:custom-shape draw:style-name="gr30" draw:text-style-name="P6" xml:id="id5" draw:id="id5" draw:layer="layout" svg:width="4.445cm" svg:height="0.635cm" svg:x="18.78cm" svg:y="4.81cm">
          <text:p text:style-name="P5"><text:span text:style-name="T1">DefineAvailableStream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xml:id="id4" draw:id="id4" draw:layer="layout" svg:width="4.128cm" svg:height="1.905cm" svg:x="25.132cm" svg:y="4.175cm">
          <text:p text:style-name="P5"><text:span text:style-name="T1">Update enumeration</text:span></text:p>
          <draw:enhanced-geometry svg:viewBox="0 0 21600 21600" draw:glue-points="?f6 0 10800 ?f8 ?f11 10800 ?f9 21600 10800 ?f10 ?f5 10800" draw:text-areas="?f3 ?f3 ?f4 ?f4" draw:type="parallelogram" draw:modifiers="2055.897311697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8" draw:layer="layout" svg:x1="23.225cm" svg:y1="4.492cm" svg:x2="25.328cm" svg:y2="5.128cm" draw:start-shape="id3" draw:start-glue-point="1" draw:end-shape="id4" draw:end-glue-point="9" svg:d="M23225 4492h953v636h1150" svg:viewBox="0 0 2104 637">
          <text:p/>
        </draw:connector>
        <draw:connector draw:style-name="gr8" draw:text-style-name="P8" draw:layer="layout" svg:x1="23.225cm" svg:y1="5.127cm" svg:x2="25.328cm" svg:y2="5.128cm" draw:start-shape="id5" draw:start-glue-point="1" draw:end-shape="id4" draw:end-glue-point="9" svg:d="M23225 5127h953v1h1150" svg:viewBox="0 0 2104 2">
          <text:p/>
        </draw:connector>
        <draw:connector draw:style-name="gr8" draw:text-style-name="P8" draw:layer="layout" svg:x1="23.225cm" svg:y1="5.762cm" svg:x2="25.328cm" svg:y2="5.128cm" draw:start-shape="id6" draw:start-glue-point="1" draw:end-shape="id4" draw:end-glue-point="9" svg:d="M23225 5762h953v-634h1150" svg:viewBox="0 0 2104 635">
          <text:p/>
        </draw:connector>
        <draw:custom-shape draw:style-name="gr32" draw:text-style-name="P14" xml:id="id7" draw:id="id7" draw:layer="layout" svg:width="2.54cm" svg:height="0.635cm" svg:x="22.907cm" svg:y="8.62cm">
          <text:p text:style-name="P5"><text:span text:style-name="T1">Other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2.54cm" svg:height="0.635cm" svg:x="26.082cm" svg:y="11.477cm">
          <text:p text:style-name="P5"><text:span text:style-name="T1">NotAllowed</text:span></text:p>
          <draw:enhanced-geometry svg:viewBox="0 0 21600 21600" draw:type="rectangle" draw:enhanced-path="M 0 0 L 21600 0 21600 21600 0 21600 0 0 Z N"/>
        </draw:custom-shape>
        <draw:custom-shape draw:style-name="gr33" draw:text-style-name="P9" xml:id="id8" draw:id="id8" draw:layer="layout" svg:width="3.493cm" svg:height="0.635cm" svg:x="25.764cm" svg:y="10.842cm">
          <text:p text:style-name="P5"><text:span text:style-name="T1">Transmit</text:span></text:p>
          <draw:enhanced-geometry svg:viewBox="0 0 21600 21600" draw:glue-points="?f6 0 10800 ?f8 ?f11 10800 ?f9 21600 10800 ?f10 ?f5 10800" draw:text-areas="?f3 ?f3 ?f4 ?f4" draw:type="parallelogram" draw:modifiers="1347.681740125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8" draw:layer="layout" svg:x1="25.447cm" svg:y1="8.937cm" svg:x2="27.511cm" svg:y2="10.842cm" draw:start-shape="id7" draw:start-glue-point="1" draw:end-shape="id8" draw:end-glue-point="5" svg:d="M25447 8937h2064v1905" svg:viewBox="0 0 2065 1906">
          <text:p/>
        </draw:connector>
        <draw:custom-shape draw:style-name="gr26" draw:text-style-name="P6" xml:id="id54" draw:id="id54" draw:layer="layout" svg:width="1.905cm" svg:height="0.635cm" svg:x="23.225cm" svg:y="25.765cm">
          <text:p text:style-name="P5"><text:span text:style-name="T1">Re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3.175cm" svg:height="0.635cm" svg:x="19.732cm" svg:y="30.21cm">
          <text:p text:style-name="P5"><text:span text:style-name="T1">OnReceive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xml:id="id11" draw:id="id11" draw:layer="layout" svg:width="2.54cm" svg:height="0.635cm" svg:x="20.049cm" svg:y="30.845cm">
          <text:p text:style-name="P5"><text:span text:style-name="T1">Enumerate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xml:id="id9" draw:id="id9" draw:layer="layout" svg:width="2.54cm" svg:height="0.635cm" svg:x="20.049cm" svg:y="31.48cm">
          <text:p text:style-name="P5"><text:span text:style-name="T1">Other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2.54cm" svg:height="0.635cm" svg:x="25.447cm" svg:y="32.115cm">
          <text:p text:style-name="P5"><text:span text:style-name="T1">NotAllowed</text:span></text:p>
          <draw:enhanced-geometry svg:viewBox="0 0 21600 21600" draw:type="rectangle" draw:enhanced-path="M 0 0 L 21600 0 21600 21600 0 21600 0 0 Z N"/>
        </draw:custom-shape>
        <draw:custom-shape draw:style-name="gr34" draw:text-style-name="P9" xml:id="id10" draw:id="id10" draw:layer="layout" svg:width="3.493cm" svg:height="0.635cm" svg:x="25.129cm" svg:y="31.48cm">
          <text:p text:style-name="P5"><text:span text:style-name="T1">Transmit</text:span></text:p>
          <draw:enhanced-geometry svg:viewBox="0 0 21600 21600" draw:glue-points="?f6 0 10800 ?f8 ?f11 10800 ?f9 21600 10800 ?f10 ?f5 10800" draw:text-areas="?f3 ?f3 ?f4 ?f4" draw:type="parallelogram" draw:modifiers="1347.681740125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8" draw:layer="layout" svg:x1="22.589cm" svg:y1="31.797cm" svg:x2="25.237cm" svg:y2="31.798cm" draw:start-shape="id9" draw:start-glue-point="1" draw:end-shape="id10" draw:end-glue-point="9" svg:d="M22589 31797h1270v1h1378" svg:viewBox="0 0 2649 2">
          <text:p/>
        </draw:connector>
        <draw:custom-shape draw:style-name="gr32" draw:text-style-name="P14" draw:layer="layout" svg:width="2.54cm" svg:height="0.635cm" svg:x="25.447cm" svg:y="29.257cm">
          <text:p text:style-name="P5"><text:span text:style-name="T1">Enumera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9" xml:id="id12" draw:id="id12" draw:layer="layout" svg:width="3.493cm" svg:height="0.635cm" svg:x="25.129cm" svg:y="28.622cm">
          <text:p text:style-name="P5"><text:span text:style-name="T1">Transmit</text:span></text:p>
          <draw:enhanced-geometry svg:viewBox="0 0 21600 21600" draw:glue-points="?f6 0 10800 ?f8 ?f11 10800 ?f9 21600 10800 ?f10 ?f5 10800" draw:text-areas="?f3 ?f3 ?f4 ?f4" draw:type="parallelogram" draw:modifiers="1347.681740125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8" draw:layer="layout" svg:x1="22.589cm" svg:y1="31.162cm" svg:x2="25.237cm" svg:y2="28.94cm" draw:start-shape="id11" draw:start-glue-point="1" draw:end-shape="id12" draw:end-glue-point="9" svg:d="M22589 31162h1270v-2222h1378" svg:viewBox="0 0 2649 2223">
          <text:p/>
        </draw:connector>
        <draw:custom-shape draw:style-name="gr32" draw:text-style-name="P14" draw:layer="layout" svg:width="2.54cm" svg:height="0.635cm" svg:x="41.005cm" svg:y="9.89cm">
          <text:p text:style-name="P5"><text:span text:style-name="T1">NotAllowed</text:span></text:p>
          <draw:enhanced-geometry svg:viewBox="0 0 21600 21600" draw:type="rectangle" draw:enhanced-path="M 0 0 L 21600 0 21600 21600 0 21600 0 0 Z N"/>
        </draw:custom-shape>
        <draw:custom-shape draw:style-name="gr34" draw:text-style-name="P9" xml:id="id14" draw:id="id14" draw:layer="layout" svg:width="3.493cm" svg:height="0.635cm" svg:x="40.687cm" svg:y="9.255cm">
          <text:p text:style-name="P5"><text:span text:style-name="T1">Transmit</text:span></text:p>
          <draw:enhanced-geometry svg:viewBox="0 0 21600 21600" draw:glue-points="?f6 0 10800 ?f8 ?f11 10800 ?f9 21600 10800 ?f10 ?f5 10800" draw:text-areas="?f3 ?f3 ?f4 ?f4" draw:type="parallelogram" draw:modifiers="1347.681740125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8" draw:layer="layout" svg:x1="39.1cm" svg:y1="9.572cm" svg:x2="40.795cm" svg:y2="9.573cm" draw:start-shape="id13" draw:start-glue-point="1" draw:end-shape="id14" draw:end-glue-point="9" svg:d="M39100 9572h793v1h902" svg:viewBox="0 0 1696 2">
          <text:p/>
        </draw:connector>
        <draw:custom-shape draw:style-name="gr32" draw:text-style-name="P14" draw:layer="layout" svg:width="2.54cm" svg:height="0.635cm" svg:x="41.005cm" svg:y="12.112cm">
          <text:p text:style-name="P5"><text:span text:style-name="T1">Enumera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9" xml:id="id16" draw:id="id16" draw:layer="layout" svg:width="3.493cm" svg:height="0.635cm" svg:x="40.687cm" svg:y="11.477cm">
          <text:p text:style-name="P5"><text:span text:style-name="T1">Transmit</text:span></text:p>
          <draw:enhanced-geometry svg:viewBox="0 0 21600 21600" draw:glue-points="?f6 0 10800 ?f8 ?f11 10800 ?f9 21600 10800 ?f10 ?f5 10800" draw:text-areas="?f3 ?f3 ?f4 ?f4" draw:type="parallelogram" draw:modifiers="1347.681740125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8" draw:layer="layout" svg:x1="38.782cm" svg:y1="11.794cm" svg:x2="40.795cm" svg:y2="11.795cm" draw:start-shape="id15" draw:start-glue-point="1" draw:end-shape="id16" draw:end-glue-point="9" svg:d="M38782 11794h952v1h1061" svg:viewBox="0 0 2014 2">
          <text:p/>
        </draw:connector>
        <draw:connector draw:style-name="gr8" draw:text-style-name="P8" draw:layer="layout" svg:x1="44.072cm" svg:y1="11.795cm" svg:x2="45.449cm" svg:y2="21.32cm" draw:start-shape="id16" draw:start-glue-point="6" draw:end-shape="id17" draw:end-glue-point="0" svg:d="M44072 11795h1377v9525" svg:viewBox="0 0 1378 9526">
          <text:p/>
        </draw:connector>
        <draw:connector draw:style-name="gr8" draw:text-style-name="P8" draw:layer="layout" draw:line-skew="2.675cm" svg:x1="36.242cm" svg:y1="13.7cm" svg:x2="8.936cm" svg:y2="10.525cm" draw:start-shape="id18" draw:start-glue-point="2" draw:end-shape="id19" draw:end-glue-point="2" svg:d="M36242 13700v3175h-27306v-6350" svg:viewBox="0 0 27307 6351">
          <text:p/>
        </draw:connector>
        <draw:connector draw:style-name="gr8" draw:text-style-name="P8" draw:layer="layout" draw:line-skew="-3.308cm" svg:x1="51.482cm" svg:y1="23.225cm" svg:x2="9.254cm" svg:y2="22.59cm" draw:start-shape="id20" draw:start-glue-point="0" draw:end-shape="id21" draw:end-glue-point="0" svg:d="M51482 23225v-4445h-42228v3810" svg:viewBox="0 0 42229 4446">
          <text:p/>
        </draw:connector>
        <draw:custom-shape draw:style-name="gr32" draw:text-style-name="P14" draw:layer="layout" svg:width="2.54cm" svg:height="0.635cm" svg:x="52.435cm" svg:y="27.987cm">
          <text:p text:style-name="P5"><text:span text:style-name="T1">Reset</text:span></text:p>
          <draw:enhanced-geometry svg:viewBox="0 0 21600 21600" draw:type="rectangle" draw:enhanced-path="M 0 0 L 21600 0 21600 21600 0 21600 0 0 Z N"/>
        </draw:custom-shape>
        <draw:custom-shape draw:style-name="gr34" draw:text-style-name="P9" xml:id="id23" draw:id="id23" draw:layer="layout" svg:width="3.493cm" svg:height="0.635cm" svg:x="52.117cm" svg:y="27.352cm">
          <text:p text:style-name="P5"><text:span text:style-name="T1">Transmit</text:span></text:p>
          <draw:enhanced-geometry svg:viewBox="0 0 21600 21600" draw:glue-points="?f6 0 10800 ?f8 ?f11 10800 ?f9 21600 10800 ?f10 ?f5 10800" draw:text-areas="?f3 ?f3 ?f4 ?f4" draw:type="parallelogram" draw:modifiers="1347.681740125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8" draw:layer="layout" svg:x1="50.848cm" svg:y1="27.669cm" svg:x2="52.225cm" svg:y2="27.67cm" draw:start-shape="id22" draw:start-glue-point="1" draw:end-shape="id23" draw:end-glue-point="9" svg:d="M50848 27669h634v1h743" svg:viewBox="0 0 1378 2">
          <text:p/>
        </draw:connector>
        <draw:connector draw:style-name="gr8" draw:text-style-name="P8" draw:layer="layout" svg:x1="55.502cm" svg:y1="27.67cm" svg:x2="24.812cm" svg:y2="14.969cm" draw:start-shape="id23" draw:start-glue-point="6" draw:end-shape="id24" draw:end-glue-point="1" svg:d="M55502 27670h609v-12701h-31299" svg:viewBox="0 0 31300 12702">
          <text:p/>
        </draw:connector>
        <draw:custom-shape draw:style-name="gr35" draw:text-style-name="P16" xml:id="id36" draw:id="id36" draw:layer="layout" svg:width="6.35cm" svg:height="0.635cm" svg:x="41.957cm" svg:y="27.352cm">
          <text:p text:style-name="P15"><text:span text:style-name="T1">OnReceivedResetRequest</text:span></text:p>
          <draw:enhanced-geometry svg:viewBox="0 0 21600 21600" draw:glue-points="?f6 0 10800 ?f8 ?f11 10800 ?f9 21600 10800 ?f10 ?f5 10800" draw:text-areas="?f3 ?f3 ?f4 ?f4" draw:type="parallelogram" draw:modifiers="1040.717997165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6" draw:text-style-name="P16" xml:id="id30" draw:id="id30" draw:layer="layout" svg:width="6.35cm" svg:height="0.635cm" svg:x="43.545cm" svg:y="32.75cm">
          <text:p text:style-name="P15"><text:span text:style-name="T1">OnPropertyGetRequested</text:span></text:p>
          <draw:enhanced-geometry svg:viewBox="0 0 21600 21600" draw:glue-points="?f6 0 10800 ?f8 ?f11 10800 ?f9 21600 10800 ?f10 ?f5 10800" draw:text-areas="?f3 ?f3 ?f4 ?f4" draw:type="parallelogram" draw:modifiers="1040.717997165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7" draw:text-style-name="P16" xml:id="id32" draw:id="id32" draw:layer="layout" svg:width="6.35cm" svg:height="0.635cm" svg:x="43.545cm" svg:y="31.48cm">
          <text:p text:style-name="P15"><text:span text:style-name="T1">OnPropertySetRequested</text:span></text:p>
          <draw:enhanced-geometry svg:viewBox="0 0 21600 21600" draw:glue-points="?f6 0 10800 ?f8 ?f11 10800 ?f9 21600 10800 ?f10 ?f5 10800" draw:text-areas="?f3 ?f3 ?f4 ?f4" draw:type="parallelogram" draw:modifiers="1040.717997165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8" draw:text-style-name="P16" xml:id="id34" draw:id="id34" draw:layer="layout" svg:width="6.35cm" svg:height="0.635cm" svg:x="43.545cm" svg:y="29.575cm">
          <text:p text:style-name="P15"><text:span text:style-name="T1">OnDataReceivedFromClient</text:span></text:p>
          <draw:enhanced-geometry svg:viewBox="0 0 21600 21600" draw:glue-points="?f6 0 10800 ?f8 ?f11 10800 ?f9 21600 10800 ?f10 ?f5 10800" draw:text-areas="?f3 ?f3 ?f4 ?f4" draw:type="parallelogram" draw:modifiers="1040.717997165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9" draw:text-style-name="P14" draw:layer="layout" svg:width="2.858cm" svg:height="0.635cm" svg:x="52.435cm" svg:y="34.654cm">
          <text:p text:style-name="P5"><text:span text:style-name="T1">NotifyProperty</text:span></text:p>
          <draw:enhanced-geometry svg:viewBox="0 0 21600 21600" draw:type="rectangle" draw:enhanced-path="M 0 0 L 21600 0 21600 21600 0 21600 0 0 Z N"/>
        </draw:custom-shape>
        <draw:custom-shape draw:style-name="gr40" draw:text-style-name="P9" xml:id="id26" draw:id="id26" draw:layer="layout" svg:width="3.811cm" svg:height="0.635cm" svg:x="52.116cm" svg:y="34.02cm">
          <text:p text:style-name="P5"><text:span text:style-name="T1">Transmit</text:span></text:p>
          <draw:enhanced-geometry svg:viewBox="0 0 21600 21600" draw:glue-points="?f6 0 10800 ?f8 ?f11 10800 ?f9 21600 10800 ?f10 ?f5 10800" draw:text-areas="?f3 ?f3 ?f4 ?f4" draw:type="parallelogram" draw:modifiers="1347.681740125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8" draw:layer="layout" svg:x1="54.975cm" svg:y1="31.797cm" svg:x2="54.022cm" svg:y2="34.02cm" draw:start-shape="id25" draw:start-glue-point="1" draw:end-shape="id26" draw:end-glue-point="5" svg:d="M54975 31797h501v1270h-1454v953" svg:viewBox="0 0 1455 2224">
          <text:p/>
        </draw:connector>
        <draw:custom-shape draw:style-name="gr41" draw:text-style-name="P18" draw:layer="layout" svg:width="4.127cm" svg:height="0.635cm" svg:x="51.8cm" svg:y="36.877cm">
          <text:p text:style-name="P17"><text:span text:style-name="T2">DeviceToClientStream </text:span></text:p>
          <draw:enhanced-geometry svg:viewBox="0 0 21600 21600" draw:type="rectangle" draw:enhanced-path="M 0 0 L 21600 0 21600 21600 0 21600 0 0 Z N"/>
        </draw:custom-shape>
        <draw:custom-shape draw:style-name="gr42" draw:text-style-name="P9" xml:id="id28" draw:id="id28" draw:layer="layout" svg:width="5.08cm" svg:height="0.635cm" svg:x="51.482cm" svg:y="36.242cm">
          <text:p text:style-name="P5"><text:span text:style-name="T1">Transmit</text:span></text:p>
          <draw:enhanced-geometry svg:viewBox="0 0 21600 21600" draw:glue-points="?f6 0 10800 ?f8 ?f11 10800 ?f9 21600 10800 ?f10 ?f5 10800" draw:text-areas="?f3 ?f3 ?f4 ?f4" draw:type="parallelogram" draw:modifiers="1347.681740125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8" draw:layer="layout" svg:x1="47.99cm" svg:y1="36.559cm" svg:x2="51.64cm" svg:y2="36.56cm" draw:start-shape="id27" draw:start-glue-point="1" draw:end-shape="id28" draw:end-glue-point="9" svg:d="M47990 36559h1746v1h1904" svg:viewBox="0 0 3651 2">
          <text:p/>
        </draw:connector>
        <draw:custom-shape draw:style-name="gr32" draw:text-style-name="P14" xml:id="id44" draw:id="id44" draw:layer="layout" svg:width="2.54cm" svg:height="0.635cm" svg:x="22.908cm" svg:y="7.985cm">
          <text:p text:style-name="P5"><text:span text:style-name="T1">Enumerate</text:span></text:p>
          <draw:enhanced-geometry svg:viewBox="0 0 21600 21600" draw:type="rectangle" draw:enhanced-path="M 0 0 L 21600 0 21600 21600 0 21600 0 0 Z N"/>
        </draw:custom-shape>
        <draw:custom-shape draw:style-name="gr43" draw:text-style-name="P14" xml:id="id29" draw:id="id29" draw:layer="layout" svg:width="4.126cm" svg:height="0.635cm" svg:x="35.607cm" svg:y="30.845cm">
          <text:p text:style-name="P5"><text:span text:style-name="T1">GetProperty</text:span></text:p>
          <draw:enhanced-geometry svg:viewBox="0 0 21600 21600" draw:type="rectangle" draw:enhanced-path="M 0 0 L 21600 0 21600 21600 0 21600 0 0 Z N"/>
        </draw:custom-shape>
        <draw:custom-shape draw:style-name="gr43" draw:text-style-name="P14" xml:id="id31" draw:id="id31" draw:layer="layout" svg:width="4.126cm" svg:height="0.635cm" svg:x="35.609cm" svg:y="30.21cm">
          <text:p text:style-name="P5"><text:span text:style-name="T1">SetProperty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xml:id="id33" draw:id="id33" draw:layer="layout" svg:width="4.128cm" svg:height="0.635cm" svg:x="35.607cm" svg:y="29.575cm">
          <text:p text:style-name="P5"><text:span text:style-name="T1">ClientToDeviceStream</text:span></text:p>
          <draw:enhanced-geometry svg:viewBox="0 0 21600 21600" draw:type="rectangle" draw:enhanced-path="M 0 0 L 21600 0 21600 21600 0 21600 0 0 Z N"/>
        </draw:custom-shape>
        <draw:custom-shape draw:style-name="gr43" draw:text-style-name="P14" xml:id="id35" draw:id="id35" draw:layer="layout" svg:width="4.126cm" svg:height="0.635cm" svg:x="35.607cm" svg:y="28.94cm">
          <text:p text:style-name="P5"><text:span text:style-name="T1">Reset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line-skew="-0.317cm" svg:x1="39.733cm" svg:y1="31.162cm" svg:x2="43.697cm" svg:y2="33.068cm" draw:start-shape="id29" draw:start-glue-point="1" draw:end-shape="id30" draw:end-glue-point="9" svg:d="M39733 31162h1589v1906h2375" svg:viewBox="0 0 3965 1907">
          <text:p/>
        </draw:connector>
        <draw:connector draw:style-name="gr8" draw:text-style-name="P8" draw:layer="layout" draw:line-skew="0.317cm" svg:x1="39.735cm" svg:y1="30.527cm" svg:x2="43.697cm" svg:y2="31.798cm" draw:start-shape="id31" draw:start-glue-point="1" draw:end-shape="id32" draw:end-glue-point="9" svg:d="M39735 30527h2222v1271h1740" svg:viewBox="0 0 3963 1272">
          <text:p/>
        </draw:connector>
        <draw:connector draw:style-name="gr45" draw:text-style-name="P8" draw:layer="layout" svg:x1="49.743cm" svg:y1="33.068cm" svg:x2="53.07cm" svg:y2="32.115cm" draw:start-shape="id30" draw:start-glue-point="6" draw:end-shape="id25" draw:end-glue-point="2" svg:d="M49743 33068h3327v-953" svg:viewBox="0 0 3328 954">
          <text:p/>
        </draw:connector>
        <draw:connector draw:style-name="gr45" draw:text-style-name="P8" draw:layer="layout" svg:x1="49.743cm" svg:y1="31.798cm" svg:x2="51.165cm" svg:y2="31.797cm" draw:start-shape="id32" draw:start-glue-point="6" draw:end-shape="id25" draw:end-glue-point="3" svg:d="M49743 31798h788v-1h634" svg:viewBox="0 0 1423 2">
          <text:p/>
        </draw:connector>
        <draw:connector draw:style-name="gr8" draw:text-style-name="P8" draw:layer="layout" svg:x1="39.735cm" svg:y1="29.892cm" svg:x2="43.697cm" svg:y2="29.893cm" draw:start-shape="id33" draw:start-glue-point="1" draw:end-shape="id34" draw:end-glue-point="9" svg:d="M39735 29892h1905v1h2057" svg:viewBox="0 0 3963 2">
          <text:p/>
        </draw:connector>
        <draw:connector draw:style-name="gr8" draw:text-style-name="P8" draw:layer="layout" draw:line-skew="0.477cm" svg:x1="39.733cm" svg:y1="29.257cm" svg:x2="42.109cm" svg:y2="27.67cm" draw:start-shape="id35" draw:start-glue-point="1" draw:end-shape="id36" draw:end-glue-point="9" svg:d="M39733 29257h1589v-1587h787" svg:viewBox="0 0 2377 1588">
          <text:p/>
        </draw:connector>
        <draw:connector draw:style-name="gr45" draw:text-style-name="P8" draw:layer="layout" svg:x1="48.155cm" svg:y1="27.67cm" svg:x2="49.26cm" svg:y2="27.669cm" draw:start-shape="id36" draw:start-glue-point="6" draw:end-shape="id22" draw:end-glue-point="3" svg:d="M48155 27670h629v-1h476" svg:viewBox="0 0 1106 2">
          <text:p/>
        </draw:connector>
        <draw:custom-shape draw:style-name="gr32" draw:text-style-name="P14" draw:layer="layout" svg:width="2.54cm" svg:height="0.635cm" svg:x="52.435cm" svg:y="30.21cm">
          <text:p text:style-name="P5"><text:span text:style-name="T1">Confirmed</text:span></text:p>
          <draw:enhanced-geometry svg:viewBox="0 0 21600 21600" draw:type="rectangle" draw:enhanced-path="M 0 0 L 21600 0 21600 21600 0 21600 0 0 Z N"/>
        </draw:custom-shape>
        <draw:custom-shape draw:style-name="gr34" draw:text-style-name="P9" xml:id="id37" draw:id="id37" draw:layer="layout" svg:width="3.493cm" svg:height="0.635cm" svg:x="52.117cm" svg:y="29.575cm">
          <text:p text:style-name="P5"><text:span text:style-name="T1">Transmit</text:span></text:p>
          <draw:enhanced-geometry svg:viewBox="0 0 21600 21600" draw:glue-points="?f6 0 10800 ?f8 ?f11 10800 ?f9 21600 10800 ?f10 ?f5 10800" draw:text-areas="?f3 ?f3 ?f4 ?f4" draw:type="parallelogram" draw:modifiers="1347.681740125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8" draw:layer="layout" svg:x1="49.743cm" svg:y1="29.893cm" svg:x2="52.225cm" svg:y2="29.893cm" draw:start-shape="id34" draw:start-glue-point="6" draw:end-shape="id37" draw:end-glue-point="9" svg:d="M49743 29893h2482" svg:viewBox="0 0 2483 1">
          <text:p/>
        </draw:connector>
        <draw:connector draw:style-name="gr8" draw:text-style-name="P8" draw:layer="layout" draw:line-skew="0.636cm" svg:x1="19.732cm" svg:y1="27.67cm" svg:x2="9.889cm" svg:y2="23.225cm" draw:start-shape="id38" draw:start-glue-point="3" draw:end-shape="id21" draw:end-glue-point="1" svg:d="M19732 27670h-4286v-4445h-5557" svg:viewBox="0 0 9844 4446">
          <text:p/>
        </draw:connector>
        <draw:connector draw:style-name="gr8" draw:text-style-name="P8" draw:layer="layout" svg:x1="12.43cm" svg:y1="25.448cm" svg:x2="20.685cm" svg:y2="23.224cm" draw:start-shape="id39" draw:start-glue-point="1" draw:end-shape="id40" draw:end-glue-point="3" svg:d="M12430 25448h4127v-2224h4128" svg:viewBox="0 0 8256 2225">
          <text:p/>
        </draw:connector>
        <draw:connector draw:style-name="gr8" draw:text-style-name="P8" draw:layer="layout" svg:x1="18.145cm" svg:y1="9.889cm" svg:x2="9.571cm" svg:y2="9.889cm" draw:start-shape="id41" draw:start-glue-point="3" draw:end-shape="id19" draw:end-glue-point="1" svg:d="M18145 9889h-8574" svg:viewBox="0 0 8575 1">
          <text:p/>
        </draw:connector>
        <draw:connector draw:style-name="gr8" draw:text-style-name="P8" draw:layer="layout" svg:x1="6.079cm" svg:y1="8.62cm" svg:x2="8.62cm" svg:y2="23.225cm" draw:start-shape="id42" draw:start-glue-point="2" draw:end-shape="id21" draw:end-glue-point="3" svg:d="M6079 8620v14605h2541" svg:viewBox="0 0 2542 14606">
          <text:p/>
        </draw:connector>
        <draw:connector draw:style-name="gr8" draw:text-style-name="P8" draw:layer="layout" svg:x1="13.223cm" svg:y1="8.62cm" svg:x2="23.543cm" svg:y2="14.969cm" draw:start-shape="id43" draw:start-glue-point="2" draw:end-shape="id24" draw:end-glue-point="3" svg:d="M13223 8620v6349h10320" svg:viewBox="0 0 10321 6350">
          <text:p/>
        </draw:connector>
        <draw:connector draw:style-name="gr8" draw:text-style-name="P8" draw:layer="layout" svg:x1="25.448cm" svg:y1="8.302cm" svg:x2="32.75cm" svg:y2="8.301cm" draw:start-shape="id44" draw:start-glue-point="1" draw:end-shape="id45" draw:end-glue-point="3" svg:d="M25448 8302h3651v-1h3651" svg:viewBox="0 0 7303 2">
          <text:p/>
        </draw:connector>
        <draw:custom-shape draw:style-name="gr30" draw:text-style-name="P6" xml:id="id46" draw:id="id46" draw:layer="layout" svg:width="4.445cm" svg:height="0.635cm" svg:x="2.905cm" svg:y="3.54cm">
          <text:p text:style-name="P5"><text:span text:style-name="T1">DefineAvailableProperty</text:span></text:p>
          <draw:enhanced-geometry svg:viewBox="0 0 21600 21600" draw:type="rectangle" draw:enhanced-path="M 0 0 L 21600 0 21600 21600 0 21600 0 0 Z N"/>
        </draw:custom-shape>
        <draw:custom-shape draw:style-name="gr30" draw:text-style-name="P6" xml:id="id49" draw:id="id49" draw:layer="layout" svg:width="4.445cm" svg:height="0.635cm" svg:x="2.905cm" svg:y="6.08cm">
          <text:p text:style-name="P5"><text:span text:style-name="T1">DefineAvailableMetadata</text:span></text:p>
          <draw:enhanced-geometry svg:viewBox="0 0 21600 21600" draw:type="rectangle" draw:enhanced-path="M 0 0 L 21600 0 21600 21600 0 21600 0 0 Z N"/>
        </draw:custom-shape>
        <draw:custom-shape draw:style-name="gr30" draw:text-style-name="P6" xml:id="id48" draw:id="id48" draw:layer="layout" svg:width="4.445cm" svg:height="0.635cm" svg:x="2.905cm" svg:y="4.81cm">
          <text:p text:style-name="P5"><text:span text:style-name="T1">DefineAvailableStream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xml:id="id47" draw:id="id47" draw:layer="layout" svg:width="4.128cm" svg:height="1.905cm" svg:x="10.842cm" svg:y="4.175cm">
          <text:p text:style-name="P5"><text:span text:style-name="T1">Update enumeration</text:span></text:p>
          <draw:enhanced-geometry svg:viewBox="0 0 21600 21600" draw:glue-points="?f6 0 10800 ?f8 ?f11 10800 ?f9 21600 10800 ?f10 ?f5 10800" draw:text-areas="?f3 ?f3 ?f4 ?f4" draw:type="parallelogram" draw:modifiers="2055.897311697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8" draw:layer="layout" svg:x1="7.35cm" svg:y1="3.857cm" svg:x2="11.038cm" svg:y2="5.128cm" draw:start-shape="id46" draw:start-glue-point="1" draw:end-shape="id47" draw:end-glue-point="9" svg:d="M7350 3857h1746v1271h1942" svg:viewBox="0 0 3689 1272">
          <text:p/>
        </draw:connector>
        <draw:connector draw:style-name="gr8" draw:text-style-name="P8" draw:layer="layout" svg:x1="7.35cm" svg:y1="5.127cm" svg:x2="11.038cm" svg:y2="5.128cm" draw:start-shape="id48" draw:start-glue-point="1" draw:end-shape="id47" draw:end-glue-point="9" svg:d="M7350 5127h1746v1h1942" svg:viewBox="0 0 3689 2">
          <text:p/>
        </draw:connector>
        <draw:connector draw:style-name="gr8" draw:text-style-name="P8" draw:layer="layout" svg:x1="7.35cm" svg:y1="6.397cm" svg:x2="11.038cm" svg:y2="5.128cm" draw:start-shape="id49" draw:start-glue-point="1" draw:end-shape="id47" draw:end-glue-point="9" svg:d="M7350 6397h1746v-1269h1942" svg:viewBox="0 0 3689 1270">
          <text:p/>
        </draw:connector>
        <draw:custom-shape draw:style-name="gr30" draw:text-style-name="P6" xml:id="id50" draw:id="id50" draw:layer="layout" svg:width="4.445cm" svg:height="0.635cm" svg:x="35.605cm" svg:y="4.492cm">
          <text:p text:style-name="P5"><text:span text:style-name="T1">DefineAvailableProperty</text:span></text:p>
          <draw:enhanced-geometry svg:viewBox="0 0 21600 21600" draw:type="rectangle" draw:enhanced-path="M 0 0 L 21600 0 21600 21600 0 21600 0 0 Z N"/>
        </draw:custom-shape>
        <draw:custom-shape draw:style-name="gr30" draw:text-style-name="P6" xml:id="id53" draw:id="id53" draw:layer="layout" svg:width="4.445cm" svg:height="0.635cm" svg:x="35.605cm" svg:y="5.762cm">
          <text:p text:style-name="P5"><text:span text:style-name="T1">DefineAvailableMetadata</text:span></text:p>
          <draw:enhanced-geometry svg:viewBox="0 0 21600 21600" draw:type="rectangle" draw:enhanced-path="M 0 0 L 21600 0 21600 21600 0 21600 0 0 Z N"/>
        </draw:custom-shape>
        <draw:custom-shape draw:style-name="gr30" draw:text-style-name="P6" xml:id="id52" draw:id="id52" draw:layer="layout" svg:width="4.445cm" svg:height="0.635cm" svg:x="35.605cm" svg:y="5.127cm">
          <text:p text:style-name="P5"><text:span text:style-name="T1">DefineAvailableStream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xml:id="id51" draw:id="id51" draw:layer="layout" svg:width="4.128cm" svg:height="1.905cm" svg:x="41.957cm" svg:y="4.492cm">
          <text:p text:style-name="P5"><text:span text:style-name="T1">Update enumeration</text:span></text:p>
          <draw:enhanced-geometry svg:viewBox="0 0 21600 21600" draw:glue-points="?f6 0 10800 ?f8 ?f11 10800 ?f9 21600 10800 ?f10 ?f5 10800" draw:text-areas="?f3 ?f3 ?f4 ?f4" draw:type="parallelogram" draw:modifiers="2055.897311697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8" draw:layer="layout" svg:x1="40.05cm" svg:y1="4.809cm" svg:x2="42.153cm" svg:y2="5.445cm" draw:start-shape="id50" draw:start-glue-point="1" draw:end-shape="id51" draw:end-glue-point="9" svg:d="M40050 4809h953v636h1150" svg:viewBox="0 0 2104 637">
          <text:p/>
        </draw:connector>
        <draw:connector draw:style-name="gr8" draw:text-style-name="P8" draw:layer="layout" svg:x1="40.05cm" svg:y1="5.444cm" svg:x2="42.153cm" svg:y2="5.445cm" draw:start-shape="id52" draw:start-glue-point="1" draw:end-shape="id51" draw:end-glue-point="9" svg:d="M40050 5444h953v1h1150" svg:viewBox="0 0 2104 2">
          <text:p/>
        </draw:connector>
        <draw:connector draw:style-name="gr8" draw:text-style-name="P8" draw:layer="layout" svg:x1="40.05cm" svg:y1="6.079cm" svg:x2="42.153cm" svg:y2="5.445cm" draw:start-shape="id53" draw:start-glue-point="1" draw:end-shape="id51" draw:end-glue-point="9" svg:d="M40050 6079h953v-634h1150" svg:viewBox="0 0 2104 635">
          <text:p/>
        </draw:connector>
        <draw:connector draw:style-name="gr8" draw:text-style-name="P8" draw:layer="layout" svg:x1="24.177cm" svg:y1="25.765cm" svg:x2="24.177cm" svg:y2="15.605cm" draw:start-shape="id54" draw:start-glue-point="0" draw:end-shape="id24" draw:end-glue-point="2" svg:d="M24177 25765v-10160" svg:viewBox="0 0 1 10161">
          <text:p/>
        </draw:connector>
        <draw:connector draw:style-name="gr8" draw:text-style-name="P8" draw:layer="layout" draw:line-skew="-4.286cm" svg:x1="28.514cm" svg:y1="28.94cm" svg:x2="44.815cm" svg:y2="21.955cm" draw:start-shape="id12" draw:start-glue-point="6" draw:end-shape="id17" draw:end-glue-point="3" svg:d="M28514 28940h3918v-6985h12383" svg:viewBox="0 0 16302 6986">
          <text:p/>
        </draw:connector>
        <draw:connector draw:style-name="gr8" draw:text-style-name="P8" draw:layer="layout" draw:line-skew="-1.721cm" svg:x1="6.08cm" svg:y1="25.448cm" svg:x2="8.302cm" svg:y2="9.889cm" draw:start-shape="id55" draw:start-glue-point="3" draw:end-shape="id19" draw:end-glue-point="3" svg:d="M6080 25448h-2223v-15559h4445" svg:viewBox="0 0 4446 15560">
          <text:p/>
        </draw:connector>
        <draw:custom-shape draw:style-name="gr46" draw:text-style-name="P20" draw:layer="layout" svg:width="10.103cm" svg:height="4.763cm" svg:x="2.962cm" svg:y="34.02cm">
          <text:p text:style-name="P19"><text:span text:style-name="T3">Device Coordinator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21.319cm" svg:y1="13.7cm" svg:x2="21.319cm" svg:y2="22.589cm" draw:start-shape="id56" draw:start-glue-point="2" draw:end-shape="id40" draw:end-glue-point="0" svg:d="M21319 13700v8889" svg:viewBox="0 0 1 8890">
          <text:p/>
        </draw:connector>
        <draw:custom-shape draw:style-name="gr47" draw:text-style-name="P21" xml:id="id21" draw:id="id21" draw:layer="layout" svg:width="1.269cm" svg:height="1.271cm" svg:x="8.62cm" svg:y="22.5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1" xml:id="id19" draw:id="id19" draw:layer="layout" svg:width="1.269cm" svg:height="1.271cm" svg:x="8.302cm" svg:y="9.25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1" xml:id="id24" draw:id="id24" draw:layer="layout" svg:width="1.269cm" svg:height="1.271cm" svg:x="23.543cm" svg:y="14.33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1" xml:id="id40" draw:id="id40" draw:layer="layout" svg:width="1.269cm" svg:height="1.271cm" svg:x="20.685cm" svg:y="22.58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1" xml:id="id45" draw:id="id45" draw:layer="layout" svg:width="1.269cm" svg:height="1.271cm" svg:x="32.75cm" svg:y="7.66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1" xml:id="id17" draw:id="id17" draw:layer="layout" svg:width="1.269cm" svg:height="1.271cm" svg:x="44.815cm" svg:y="21.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3" draw:layer="layout" svg:width="1.27cm" svg:height="0.635cm" svg:x="7.667cm" svg:y="3.54cm">
          <text:p text:style-name="P22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1.27cm" svg:height="0.635cm" svg:x="7.667cm" svg:y="6.08cm">
          <text:p text:style-name="P22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1.27cm" svg:height="0.635cm" svg:x="7.667cm" svg:y="4.81cm">
          <text:p text:style-name="P22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8" draw:layer="layout" svg:x1="51.482cm" svg:y1="27.035cm" svg:x2="51.482cm" svg:y2="27.67cm">
          <text:p/>
        </draw:line>
        <draw:custom-shape draw:style-name="gr50" draw:text-style-name="P23" draw:layer="layout" svg:width="1.27cm" svg:height="0.635cm" svg:x="5.445cm" svg:y="11.795cm">
          <text:p text:style-name="P22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1.27cm" svg:height="0.635cm" svg:x="3.222cm" svg:y="24.177cm">
          <text:p text:style-name="P22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1.27cm" svg:height="0.635cm" svg:x="35.607cm" svg:y="15.287cm">
          <text:p text:style-name="P22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1.27cm" svg:height="0.635cm" svg:x="50.847cm" svg:y="20.685cm">
          <text:p text:style-name="P22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1.27cm" svg:height="0.635cm" svg:x="12.747cm" svg:y="10.525cm">
          <text:p text:style-name="P22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1.27cm" svg:height="0.635cm" svg:x="14.335cm" svg:y="9.572cm">
          <text:p text:style-name="P22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draw:layer="layout" svg:width="1.587cm" svg:height="0.635cm" svg:x="13.7cm" svg:y="25.13cm">
          <text:p text:style-name="P22"><text:span text:style-name="T4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draw:layer="layout" svg:width="1.587cm" svg:height="0.635cm" svg:x="15.605cm" svg:y="27.352cm">
          <text:p text:style-name="P22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draw:layer="layout" svg:width="1.587cm" svg:height="0.635cm" svg:x="20.367cm" svg:y="15.605cm">
          <text:p text:style-name="P22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draw:layer="layout" svg:width="1.587cm" svg:height="0.635cm" svg:x="23.225cm" svg:y="22.907cm">
          <text:p text:style-name="P22"><text:span text:style-name="T4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draw:layer="layout" svg:width="1.587cm" svg:height="0.635cm" svg:x="55.292cm" svg:y="21.637cm">
          <text:p text:style-name="P22"><text:span text:style-name="T4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draw:layer="layout" svg:width="1.587cm" svg:height="0.635cm" svg:x="44.497cm" svg:y="12.43cm">
          <text:p text:style-name="P22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draw:layer="layout" svg:width="1.587cm" svg:height="0.635cm" svg:x="27.987cm" svg:y="7.985cm">
          <text:p text:style-name="P22"><text:span text:style-name="T4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draw:layer="layout" svg:width="1.587cm" svg:height="0.635cm" svg:x="26.717cm" svg:y="9.572cm">
          <text:p text:style-name="P22"><text:span text:style-name="T4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draw:layer="layout" svg:width="1.587cm" svg:height="0.635cm" svg:x="22.908cm" svg:y="29.257cm">
          <text:p text:style-name="P22"><text:span text:style-name="T4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draw:layer="layout" svg:width="1.587cm" svg:height="0.635cm" svg:x="31.48cm" svg:y="28.622cm">
          <text:p text:style-name="P22"><text:span text:style-name="T4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draw:layer="layout" svg:width="1.587cm" svg:height="0.635cm" svg:x="40.37cm" svg:y="28.305cm">
          <text:p text:style-name="P22"><text:span text:style-name="T4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draw:layer="layout" svg:width="1.587cm" svg:height="0.635cm" svg:x="41.64cm" svg:y="31.48cm">
          <text:p text:style-name="P22"><text:span text:style-name="T4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draw:layer="layout" svg:width="1.587cm" svg:height="0.635cm" svg:x="40.687cm" svg:y="32.75cm">
          <text:p text:style-name="P22"><text:span text:style-name="T4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draw:layer="layout" svg:width="1.587cm" svg:height="0.635cm" svg:x="41.322cm" svg:y="29.575cm">
          <text:p text:style-name="P22"><text:span text:style-name="T4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draw:layer="layout" svg:width="1.587cm" svg:height="0.635cm" svg:x="49.26cm" svg:y="36.242cm">
          <text:p text:style-name="P22"><text:span text:style-name="T4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draw:layer="layout" svg:width="1.587cm" svg:height="0.635cm" svg:x="54.658cm" svg:y="32.115cm">
          <text:p text:style-name="P22"><text:span text:style-name="T4">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draw:layer="layout" svg:width="1.587cm" svg:height="0.635cm" svg:x="50.848cm" svg:y="26.4cm">
          <text:p text:style-name="P22"><text:span text:style-name="T4">2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draw:layer="layout" svg:width="1.587cm" svg:height="0.635cm" svg:x="50.212cm" svg:y="29.575cm">
          <text:p text:style-name="P22"><text:span text:style-name="T4">2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draw:layer="layout" svg:width="1.587cm" svg:height="0.635cm" svg:x="22.908cm" svg:y="31.48cm">
          <text:p text:style-name="P22"><text:span text:style-name="T4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draw:layer="layout" svg:width="1.587cm" svg:height="0.635cm" svg:x="39.417cm" svg:y="7.985cm">
          <text:p text:style-name="P22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draw:layer="layout" svg:width="1.587cm" svg:height="0.635cm" svg:x="39.1cm" svg:y="10.207cm">
          <text:p text:style-name="P22"><text:span text:style-name="T4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8" draw:layer="layout" svg:x1="40.37cm" svg:y1="8.62cm" svg:x2="40.052cm" svg:y2="9.572cm">
          <text:p/>
        </draw:line>
        <draw:line draw:style-name="gr51" draw:text-style-name="P8" draw:layer="layout" svg:x1="40.053cm" svg:y1="10.843cm" svg:x2="39.735cm" svg:y2="11.795cm">
          <text:p/>
        </draw:line>
      </draw:page>
      <draw:page draw:name="page3" draw:style-name="dp1" draw:master-page-name="Default">
        <draw:custom-shape draw:style-name="gr53" draw:text-style-name="P12" draw:layer="layout" svg:width="10.16cm" svg:height="11.43cm" svg:x="17.192cm" svg:y="5.445cm">
          <text:p text:style-name="P11">Disconnected</text:p>
          <draw:enhanced-geometry svg:viewBox="0 0 21600 21600" draw:type="rectangle" draw:enhanced-path="M 0 0 L 21600 0 21600 21600 0 21600 0 0 Z N"/>
        </draw:custom-shape>
        <draw:custom-shape draw:style-name="gr54" draw:text-style-name="P12" draw:layer="layout" svg:width="12.7cm" svg:height="11.43cm" svg:x="32.432cm" svg:y="5.445cm">
          <text:p text:style-name="P11">Enumerating</text:p>
          <draw:enhanced-geometry svg:viewBox="0 0 21600 21600" draw:type="rectangle" draw:enhanced-path="M 0 0 L 21600 0 21600 21600 0 21600 0 0 Z N"/>
        </draw:custom-shape>
        <draw:custom-shape draw:style-name="gr55" draw:text-style-name="P12" draw:layer="layout" svg:width="25.083cm" svg:height="17.145cm" svg:x="17.192cm" svg:y="20.685cm">
          <text:p text:style-name="P11">LinkEstablished</text:p>
          <draw:enhanced-geometry svg:viewBox="0 0 21600 21600" draw:type="rectangle" draw:enhanced-path="M 0 0 L 21600 0 21600 21600 0 21600 0 0 Z N"/>
        </draw:custom-shape>
        <draw:custom-shape draw:style-name="gr56" draw:text-style-name="P9" xml:id="id58" draw:id="id58" draw:layer="layout" svg:width="3.81cm" svg:height="0.635cm" svg:x="19.097cm" svg:y="13.065cm">
          <text:p text:style-name="P5"><text:span text:style-name="T1">Transmit</text:span></text:p>
          <draw:enhanced-geometry svg:viewBox="0 0 21600 21600" draw:glue-points="?f6 0 10800 ?f8 ?f11 10800 ?f9 21600 10800 ?f10 ?f5 10800" draw:text-areas="?f3 ?f3 ?f4 ?f4" draw:type="parallelogram" draw:modifiers="1347.681740125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9" xml:id="id60" draw:id="id60" draw:layer="layout" svg:width="3.81cm" svg:height="0.635cm" svg:x="19.097cm" svg:y="8.938cm">
          <text:p text:style-name="P5"><text:span text:style-name="T1">Connect</text:span></text:p>
          <draw:enhanced-geometry svg:viewBox="0 0 21600 21600" draw:glue-points="?f6 0 10800 ?f8 ?f11 10800 ?f9 21600 10800 ?f10 ?f5 10800" draw:text-areas="?f3 ?f3 ?f4 ?f4" draw:type="parallelogram" draw:modifiers="1347.681740125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2" draw:text-style-name="P10" xml:id="id57" draw:id="id57" draw:layer="layout" svg:width="3.175cm" svg:height="0.635cm" svg:x="19.414cm" svg:y="11.16cm">
          <text:p text:style-name="P5"><text:span text:style-name="T1">OnConnected</text:span></text:p>
          <draw:enhanced-geometry svg:viewBox="0 0 21600 21600" draw:type="rectangle" draw:enhanced-path="M 0 0 L 21600 0 21600 21600 0 21600 0 0 Z N"/>
        </draw:custom-shape>
        <draw:custom-shape draw:style-name="gr57" draw:text-style-name="P10" xml:id="id74" draw:id="id74" draw:layer="layout" svg:width="3.81cm" svg:height="0.635cm" svg:x="36.694cm" svg:y="25.448cm">
          <text:p text:style-name="P5"><text:span text:style-name="T1">OnDisconnected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4.762cm" svg:height="0.635cm" svg:x="17.827cm" svg:y="32.432cm">
          <text:p text:style-name="P5"><text:span text:style-name="T1">OnReceive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3.175cm" svg:height="0.635cm" svg:x="39.734cm" svg:y="7.351cm">
          <text:p text:style-name="P5"><text:span text:style-name="T1">OnReceive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xml:id="id69" draw:id="id69" draw:layer="layout" svg:width="3.81cm" svg:height="0.635cm" svg:x="18.144cm" svg:y="24.812cm">
          <text:p text:style-name="P5"><text:span text:style-name="T1">Reset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xml:id="id71" draw:id="id71" draw:layer="layout" svg:width="3.81cm" svg:height="0.635cm" svg:x="18.144cm" svg:y="26.717cm">
          <text:p text:style-name="P5"><text:span text:style-name="T1">GetPropertyValue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xml:id="id86" draw:id="id86" draw:layer="layout" svg:width="3.81cm" svg:height="0.635cm" svg:x="18.144cm" svg:y="28.622cm">
          <text:p text:style-name="P5"><text:span text:style-name="T1">SetPropertyValue</text:span></text:p>
          <draw:enhanced-geometry svg:viewBox="0 0 21600 21600" draw:type="rectangle" draw:enhanced-path="M 0 0 L 21600 0 21600 21600 0 21600 0 0 Z N"/>
        </draw:custom-shape>
        <draw:custom-shape draw:style-name="gr58" draw:text-style-name="P6" xml:id="id88" draw:id="id88" draw:layer="layout" svg:width="3.809cm" svg:height="0.635cm" svg:x="18.145cm" svg:y="30.527cm">
          <text:p text:style-name="P5"><text:span text:style-name="T1">SendDataToDevice</text:span></text:p>
          <draw:enhanced-geometry svg:viewBox="0 0 21600 21600" draw:type="rectangle" draw:enhanced-path="M 0 0 L 21600 0 21600 21600 0 21600 0 0 Z N"/>
        </draw:custom-shape>
        <draw:custom-shape draw:style-name="gr58" draw:text-style-name="P6" xml:id="id59" draw:id="id59" draw:layer="layout" svg:width="3.809cm" svg:height="0.635cm" svg:x="19.097cm" svg:y="6.715cm">
          <text:p text:style-name="P5"><text:span text:style-name="T1">Connect</text:span></text:p>
          <draw:enhanced-geometry svg:viewBox="0 0 21600 21600" draw:type="rectangle" draw:enhanced-path="M 0 0 L 21600 0 21600 21600 0 21600 0 0 Z N"/>
        </draw:custom-shape>
        <draw:custom-shape draw:style-name="gr59" draw:text-style-name="P16" xml:id="id85" draw:id="id85" draw:layer="layout" svg:width="5.079cm" svg:height="0.635cm" svg:x="38.783cm" svg:y="13.7cm">
          <text:p text:style-name="P15"><text:span text:style-name="T1">OnDeviceInfoAvailable</text:span></text:p>
          <draw:enhanced-geometry svg:viewBox="0 0 21600 21600" draw:glue-points="?f6 0 10800 ?f8 ?f11 10800 ?f9 21600 10800 ?f10 ?f5 10800" draw:text-areas="?f3 ?f3 ?f4 ?f4" draw:type="parallelogram" draw:modifiers="1040.717997165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0" draw:text-style-name="P16" xml:id="id82" draw:id="id82" draw:layer="layout" svg:width="6.667cm" svg:height="0.635cm" svg:x="27.669cm" svg:y="36.242cm">
          <text:p text:style-name="P15"><text:span text:style-name="T1">OnDataReceivedFromDevice</text:span></text:p>
          <draw:enhanced-geometry svg:viewBox="0 0 21600 21600" draw:glue-points="?f6 0 10800 ?f8 ?f11 10800 ?f9 21600 10800 ?f10 ?f5 10800" draw:text-areas="?f3 ?f3 ?f4 ?f4" draw:type="parallelogram" draw:modifiers="1040.717997165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1" draw:text-style-name="P16" xml:id="id80" draw:id="id80" draw:layer="layout" svg:width="6.667cm" svg:height="0.635cm" svg:x="27.67cm" svg:y="34.972cm">
          <text:p text:style-name="P15"><text:span text:style-name="T1">OnPropertyValueReported</text:span></text:p>
          <draw:enhanced-geometry svg:viewBox="0 0 21600 21600" draw:glue-points="?f6 0 10800 ?f8 ?f11 10800 ?f9 21600 10800 ?f10 ?f5 10800" draw:text-areas="?f3 ?f3 ?f4 ?f4" draw:type="parallelogram" draw:modifiers="1040.717997165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7" draw:text-style-name="P21" xml:id="id73" draw:id="id73" draw:layer="layout" svg:width="1.269cm" svg:height="1.271cm" svg:x="25.447cm" svg:y="16.87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1" xml:id="id65" draw:id="id65" draw:layer="layout" svg:width="1.269cm" svg:height="1.271cm" svg:x="31.162cm" svg:y="14.9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1" xml:id="id67" draw:id="id67" draw:layer="layout" svg:width="1.269cm" svg:height="1.27cm" svg:x="40.687cm" svg:y="19.415cm">
          <text:p/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21.001cm" svg:y1="11.795cm" svg:x2="21.002cm" svg:y2="13.065cm" draw:start-shape="id57" draw:start-glue-point="2" draw:end-shape="id58" draw:end-glue-point="5" svg:d="M21001 11795v634h1v636" svg:viewBox="0 0 2 1271">
          <text:p/>
        </draw:connector>
        <draw:connector draw:style-name="gr8" draw:text-style-name="P8" draw:layer="layout" svg:x1="21.001cm" svg:y1="7.35cm" svg:x2="21.002cm" svg:y2="8.938cm" draw:start-shape="id59" draw:start-glue-point="2" draw:end-shape="id60" draw:end-glue-point="5" svg:d="M21001 7350v793h1v795" svg:viewBox="0 0 2 1589">
          <text:p/>
        </draw:connector>
        <draw:connector draw:style-name="gr45" draw:text-style-name="P8" draw:layer="layout" svg:x1="21.002cm" svg:y1="9.573cm" svg:x2="21.001cm" svg:y2="11.16cm" draw:start-shape="id60" draw:start-glue-point="8" draw:end-shape="id57" draw:end-glue-point="0" svg:d="M21002 9573v793h-1v794" svg:viewBox="0 0 2 1588">
          <text:p/>
        </draw:connector>
        <draw:custom-shape draw:style-name="gr39" draw:text-style-name="P14" draw:layer="layout" svg:width="2.858cm" svg:height="0.635cm" svg:x="19.414cm" svg:y="13.7cm">
          <text:p text:style-name="P5"><text:span text:style-name="T1">Enumerate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22.789cm" svg:y1="13.383cm" svg:x2="23.967cm" svg:y2="15.287cm" draw:start-shape="id58" draw:start-glue-point="6" draw:end-shape="id61" draw:end-glue-point="4" svg:d="M22789 13383h1178v1904" svg:viewBox="0 0 1179 1905">
          <text:p/>
        </draw:connector>
        <draw:custom-shape draw:style-name="gr56" draw:text-style-name="P9" xml:id="id63" draw:id="id63" draw:layer="layout" svg:width="3.81cm" svg:height="0.635cm" svg:x="33.384cm" svg:y="9.256cm">
          <text:p text:style-name="P5"><text:span text:style-name="T1">Disconnect</text:span></text:p>
          <draw:enhanced-geometry svg:viewBox="0 0 21600 21600" draw:glue-points="?f6 0 10800 ?f8 ?f11 10800 ?f9 21600 10800 ?f10 ?f5 10800" draw:text-areas="?f3 ?f3 ?f4 ?f4" draw:type="parallelogram" draw:modifiers="1347.681740125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2" draw:text-style-name="P10" xml:id="id64" draw:id="id64" draw:layer="layout" svg:width="3.175cm" svg:height="0.635cm" svg:x="33.702cm" svg:y="10.843cm">
          <text:p text:style-name="P5"><text:span text:style-name="T1">OnDisconnected</text:span></text:p>
          <draw:enhanced-geometry svg:viewBox="0 0 21600 21600" draw:type="rectangle" draw:enhanced-path="M 0 0 L 21600 0 21600 21600 0 21600 0 0 Z N"/>
        </draw:custom-shape>
        <draw:custom-shape draw:style-name="gr58" draw:text-style-name="P6" xml:id="id62" draw:id="id62" draw:layer="layout" svg:width="3.809cm" svg:height="0.635cm" svg:x="33.384cm" svg:y="7.351cm">
          <text:p text:style-name="P5"><text:span text:style-name="T1">Disconnect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35.288cm" svg:y1="7.986cm" svg:x2="35.289cm" svg:y2="9.256cm" draw:start-shape="id62" draw:start-glue-point="2" draw:end-shape="id63" draw:end-glue-point="5" svg:d="M35288 7986v634h1v636" svg:viewBox="0 0 2 1271">
          <text:p/>
        </draw:connector>
        <draw:connector draw:style-name="gr45" draw:text-style-name="P8" draw:layer="layout" svg:x1="35.289cm" svg:y1="9.891cm" svg:x2="35.289cm" svg:y2="10.843cm" draw:start-shape="id63" draw:start-glue-point="8" draw:end-shape="id64" draw:end-glue-point="0" svg:d="M35289 9891v952" svg:viewBox="0 0 1 953">
          <text:p/>
        </draw:connector>
        <draw:custom-shape draw:style-name="gr32" draw:text-style-name="P14" xml:id="id83" draw:id="id83" draw:layer="layout" svg:width="2.54cm" svg:height="0.635cm" svg:x="40.051cm" svg:y="7.986cm">
          <text:p text:style-name="P5"><text:span text:style-name="T1">Enumeration</text:span></text:p>
          <draw:enhanced-geometry svg:viewBox="0 0 21600 21600" draw:type="rectangle" draw:enhanced-path="M 0 0 L 21600 0 21600 21600 0 21600 0 0 Z N"/>
        </draw:custom-shape>
        <draw:custom-shape draw:style-name="gr63" draw:text-style-name="P16" xml:id="id61" draw:id="id61" draw:layer="layout" svg:width="4.445cm" svg:height="0.635cm" svg:x="21.637cm" svg:y="15.287cm">
          <text:p text:style-name="P15"><text:span text:style-name="T1">OnStatusChange</text:span></text:p>
          <draw:enhanced-geometry svg:viewBox="0 0 21600 21600" draw:mirror-vertical="false" draw:mirror-horizontal="false" draw:glue-points="?f6 0 10800 ?f8 ?f11 10800 ?f9 21600 10800 ?f10 ?f5 10800" draw:text-areas="?f3 ?f3 ?f4 ?f4" draw:type="parallelogram" draw:modifiers="1040.717997165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8" draw:layer="layout" svg:x1="25.975cm" svg:y1="15.605cm" svg:x2="31.162cm" svg:y2="15.605cm" draw:start-shape="id61" draw:start-glue-point="6" draw:end-shape="id65" draw:end-glue-point="3" svg:d="M25975 15605h5187" svg:viewBox="0 0 5188 1">
          <text:p/>
        </draw:connector>
        <draw:custom-shape draw:style-name="gr64" draw:text-style-name="P16" xml:id="id66" draw:id="id66" draw:layer="layout" svg:width="5.079cm" svg:height="0.635cm" svg:x="38.783cm" svg:y="15.605cm">
          <text:p text:style-name="P15"><text:span text:style-name="T1">OnStatusChange</text:span></text:p>
          <draw:enhanced-geometry svg:viewBox="0 0 21600 21600" draw:mirror-vertical="false" draw:mirror-horizontal="false" draw:glue-points="?f6 0 10800 ?f8 ?f11 10800 ?f9 21600 10800 ?f10 ?f5 10800" draw:text-areas="?f3 ?f3 ?f4 ?f4" draw:type="parallelogram" draw:modifiers="1040.717997165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8" draw:layer="layout" svg:x1="41.323cm" svg:y1="16.24cm" svg:x2="41.321cm" svg:y2="19.415cm" draw:start-shape="id66" draw:start-glue-point="8" draw:end-shape="id67" draw:end-glue-point="0" svg:d="M41323 16240v1588h-2v1587" svg:viewBox="0 0 3 3176">
          <text:p/>
        </draw:connector>
        <draw:connector draw:style-name="gr8" draw:text-style-name="P8" draw:layer="layout" svg:x1="35.289cm" svg:y1="11.478cm" svg:x2="35.29cm" svg:y2="12.748cm" draw:start-shape="id64" draw:start-glue-point="2" draw:end-shape="id68" draw:end-glue-point="5" svg:d="M35289 11478v634h1v636" svg:viewBox="0 0 2 1271">
          <text:p/>
        </draw:connector>
        <draw:custom-shape draw:style-name="gr56" draw:text-style-name="P9" xml:id="id70" draw:id="id70" draw:layer="layout" svg:width="3.81cm" svg:height="0.635cm" svg:x="26.4cm" svg:y="24.812cm">
          <text:p text:style-name="P5"><text:span text:style-name="T1">Transmit</text:span></text:p>
          <draw:enhanced-geometry svg:viewBox="0 0 21600 21600" draw:glue-points="?f6 0 10800 ?f8 ?f11 10800 ?f9 21600 10800 ?f10 ?f5 10800" draw:text-areas="?f3 ?f3 ?f4 ?f4" draw:type="parallelogram" draw:modifiers="1347.681740125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9" draw:text-style-name="P14" draw:layer="layout" svg:width="2.858cm" svg:height="0.635cm" svg:x="26.718cm" svg:y="25.447cm">
          <text:p text:style-name="P5"><text:span text:style-name="T1">Reset</text:span></text:p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2.858cm" svg:height="0.635cm" svg:x="26.718cm" svg:y="27.352cm">
          <text:p text:style-name="P5"><text:span text:style-name="T1">GetProperty</text:span></text:p>
          <draw:enhanced-geometry svg:viewBox="0 0 21600 21600" draw:type="rectangle" draw:enhanced-path="M 0 0 L 21600 0 21600 21600 0 21600 0 0 Z N"/>
        </draw:custom-shape>
        <draw:custom-shape draw:style-name="gr56" draw:text-style-name="P9" xml:id="id72" draw:id="id72" draw:layer="layout" svg:width="3.81cm" svg:height="0.635cm" svg:x="26.4cm" svg:y="26.717cm">
          <text:p text:style-name="P5"><text:span text:style-name="T1">Transmit</text:span></text:p>
          <draw:enhanced-geometry svg:viewBox="0 0 21600 21600" draw:glue-points="?f6 0 10800 ?f8 ?f11 10800 ?f9 21600 10800 ?f10 ?f5 10800" draw:text-areas="?f3 ?f3 ?f4 ?f4" draw:type="parallelogram" draw:modifiers="1347.681740125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9" draw:text-style-name="P14" draw:layer="layout" svg:width="2.858cm" svg:height="0.635cm" svg:x="26.718cm" svg:y="29.257cm">
          <text:p text:style-name="P5"><text:span text:style-name="T1">SetProperty</text:span></text:p>
          <draw:enhanced-geometry svg:viewBox="0 0 21600 21600" draw:type="rectangle" draw:enhanced-path="M 0 0 L 21600 0 21600 21600 0 21600 0 0 Z N"/>
        </draw:custom-shape>
        <draw:custom-shape draw:style-name="gr56" draw:text-style-name="P9" xml:id="id87" draw:id="id87" draw:layer="layout" svg:width="3.81cm" svg:height="0.635cm" svg:x="26.4cm" svg:y="28.622cm">
          <text:p text:style-name="P5"><text:span text:style-name="T1">Transmit</text:span></text:p>
          <draw:enhanced-geometry svg:viewBox="0 0 21600 21600" draw:glue-points="?f6 0 10800 ?f8 ?f11 10800 ?f9 21600 10800 ?f10 ?f5 10800" draw:text-areas="?f3 ?f3 ?f4 ?f4" draw:type="parallelogram" draw:modifiers="1347.681740125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1" draw:text-style-name="P14" draw:layer="layout" svg:width="4.127cm" svg:height="0.635cm" svg:x="26.718cm" svg:y="31.162cm">
          <text:p text:style-name="P5"><text:span text:style-name="T1">ClientToDeviceStream</text:span></text:p>
          <draw:enhanced-geometry svg:viewBox="0 0 21600 21600" draw:type="rectangle" draw:enhanced-path="M 0 0 L 21600 0 21600 21600 0 21600 0 0 Z N"/>
        </draw:custom-shape>
        <draw:custom-shape draw:style-name="gr56" draw:text-style-name="P9" xml:id="id89" draw:id="id89" draw:layer="layout" svg:width="3.81cm" svg:height="0.635cm" svg:x="26.4cm" svg:y="30.527cm">
          <text:p text:style-name="P5"><text:span text:style-name="T1">Transmit</text:span></text:p>
          <draw:enhanced-geometry svg:viewBox="0 0 21600 21600" draw:glue-points="?f6 0 10800 ?f8 ?f11 10800 ?f9 21600 10800 ?f10 ?f5 10800" draw:text-areas="?f3 ?f3 ?f4 ?f4" draw:type="parallelogram" draw:modifiers="1347.681740125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8" draw:layer="layout" svg:x1="21.954cm" svg:y1="25.129cm" svg:x2="26.518cm" svg:y2="25.13cm" draw:start-shape="id69" draw:start-glue-point="1" draw:end-shape="id70" draw:end-glue-point="9" svg:d="M21954 25129h2223v1h2341" svg:viewBox="0 0 4565 2">
          <text:p/>
        </draw:connector>
        <draw:connector draw:style-name="gr8" draw:text-style-name="P8" draw:layer="layout" svg:x1="21.954cm" svg:y1="27.034cm" svg:x2="26.518cm" svg:y2="27.035cm" draw:start-shape="id71" draw:start-glue-point="1" draw:end-shape="id72" draw:end-glue-point="9" svg:d="M21954 27034h2223v1h2341" svg:viewBox="0 0 4565 2">
          <text:p/>
        </draw:connector>
        <draw:custom-shape draw:style-name="gr65" draw:text-style-name="P16" xml:id="id68" draw:id="id68" draw:layer="layout" svg:width="4.445cm" svg:height="0.635cm" svg:x="33.067cm" svg:y="12.748cm">
          <text:p text:style-name="P15"><text:span text:style-name="T1">OnStatusChange</text:span></text:p>
          <draw:enhanced-geometry svg:viewBox="0 0 21600 21600" draw:mirror-vertical="false" draw:mirror-horizontal="false" draw:glue-points="?f6 0 10800 ?f8 ?f11 10800 ?f9 21600 10800 ?f10 ?f5 10800" draw:text-areas="?f3 ?f3 ?f4 ?f4" draw:type="parallelogram" draw:modifiers="1040.717997165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8" draw:layer="layout" svg:x1="35.182cm" svg:y1="13.383cm" svg:x2="26.716cm" svg:y2="17.509cm" draw:start-shape="id68" draw:start-glue-point="7" draw:end-shape="id73" draw:end-glue-point="1" svg:d="M35182 13383v4126h-8466" svg:viewBox="0 0 8467 4127">
          <text:p/>
        </draw:connector>
        <draw:connector draw:style-name="gr8" draw:text-style-name="P8" draw:layer="layout" svg:x1="38.599cm" svg:y1="25.448cm" svg:x2="38.599cm" svg:y2="23.543cm" draw:start-shape="id74" draw:start-glue-point="0" draw:end-shape="id75" draw:end-glue-point="8" svg:d="M38599 25448v-1905" svg:viewBox="0 0 1 1906">
          <text:p/>
        </draw:connector>
        <draw:custom-shape draw:style-name="gr66" draw:text-style-name="P16" xml:id="id75" draw:id="id75" draw:layer="layout" svg:width="4.445cm" svg:height="0.635cm" svg:x="36.376cm" svg:y="22.908cm">
          <text:p text:style-name="P15"><text:span text:style-name="T1">OnStatusChange</text:span></text:p>
          <draw:enhanced-geometry svg:viewBox="0 0 21600 21600" draw:mirror-vertical="false" draw:mirror-horizontal="false" draw:glue-points="?f6 0 10800 ?f8 ?f11 10800 ?f9 21600 10800 ?f10 ?f5 10800" draw:text-areas="?f3 ?f3 ?f4 ?f4" draw:type="parallelogram" draw:modifiers="1040.717997165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8" draw:layer="layout" draw:line-skew="-0.794cm" svg:x1="38.599cm" svg:y1="22.908cm" svg:x2="26.081cm" svg:y2="18.145cm" draw:start-shape="id75" draw:start-glue-point="5" draw:end-shape="id73" draw:end-glue-point="2" svg:d="M38599 22908v-3176h-12518v-1587" svg:viewBox="0 0 12519 4764">
          <text:p/>
        </draw:connector>
        <draw:custom-shape draw:style-name="gr41" draw:text-style-name="P14" draw:layer="layout" svg:width="4.127cm" svg:height="0.635cm" svg:x="18.145cm" svg:y="33.067cm">
          <text:p text:style-name="P5"><text:span text:style-name="T1">NotAllowed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76" draw:id="id76" draw:layer="layout" svg:width="4.127cm" svg:height="0.635cm" svg:x="18.145cm" svg:y="34.337cm">
          <text:p text:style-name="P5"><text:span text:style-name="T1">Reset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xml:id="id79" draw:id="id79" draw:layer="layout" svg:width="4.128cm" svg:height="0.635cm" svg:x="18.144cm" svg:y="34.972cm">
          <text:p text:style-name="P5"><text:span text:style-name="T1">NotifyProperty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xml:id="id81" draw:id="id81" draw:layer="layout" svg:width="4.127cm" svg:height="0.635cm" svg:x="18.145cm" svg:y="35.607cm">
          <text:p text:style-name="P17"><text:span text:style-name="T2">DeviceToClientStream 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4.127cm" svg:height="0.635cm" svg:x="18.145cm" svg:y="33.702cm">
          <text:p text:style-name="P5"><text:span text:style-name="T1">Confirmed</text:span></text:p>
          <draw:enhanced-geometry svg:viewBox="0 0 21600 21600" draw:type="rectangle" draw:enhanced-path="M 0 0 L 21600 0 21600 21600 0 21600 0 0 Z N"/>
        </draw:custom-shape>
        <draw:custom-shape draw:style-name="gr56" draw:text-style-name="P9" xml:id="id77" draw:id="id77" draw:layer="layout" svg:width="3.81cm" svg:height="0.635cm" svg:x="26.4cm" svg:y="32.432cm">
          <text:p text:style-name="P5"><text:span text:style-name="T1">Transmit</text:span></text:p>
          <draw:enhanced-geometry svg:viewBox="0 0 21600 21600" draw:glue-points="?f6 0 10800 ?f8 ?f11 10800 ?f9 21600 10800 ?f10 ?f5 10800" draw:text-areas="?f3 ?f3 ?f4 ?f4" draw:type="parallelogram" draw:modifiers="1347.681740125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9" draw:text-style-name="P14" draw:layer="layout" svg:width="2.858cm" svg:height="0.635cm" svg:x="26.717cm" svg:y="33.067cm">
          <text:p text:style-name="P5"><text:span text:style-name="T1">Enumerate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line-skew="-1.429cm" svg:x1="22.272cm" svg:y1="34.654cm" svg:x2="26.518cm" svg:y2="32.75cm" draw:start-shape="id76" draw:start-glue-point="1" draw:end-shape="id77" draw:end-glue-point="9" svg:d="M22272 34654h635v-1904h3611" svg:viewBox="0 0 4247 1905">
          <text:p/>
        </draw:connector>
        <draw:custom-shape draw:style-name="gr67" draw:text-style-name="P16" xml:id="id78" draw:id="id78" draw:layer="layout" svg:width="4.445cm" svg:height="0.635cm" svg:x="29.574cm" svg:y="22.908cm">
          <text:p text:style-name="P15"><text:span text:style-name="T1">OnStatusChange</text:span></text:p>
          <draw:enhanced-geometry svg:viewBox="0 0 21600 21600" draw:mirror-vertical="false" draw:mirror-horizontal="false" draw:glue-points="?f6 0 10800 ?f8 ?f11 10800 ?f9 21600 10800 ?f10 ?f5 10800" draw:text-areas="?f3 ?f3 ?f4 ?f4" draw:type="parallelogram" draw:modifiers="1040.717997165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8" draw:layer="layout" svg:x1="30.092cm" svg:y1="32.75cm" svg:x2="31.797cm" svg:y2="23.543cm" draw:start-shape="id77" draw:start-glue-point="6" draw:end-shape="id78" draw:end-glue-point="8" svg:d="M30092 32750h1705v-9207" svg:viewBox="0 0 1706 9208">
          <text:p/>
        </draw:connector>
        <draw:connector draw:style-name="gr8" draw:text-style-name="P8" draw:layer="layout" svg:x1="31.797cm" svg:y1="22.908cm" svg:x2="31.796cm" svg:y2="16.241cm" draw:start-shape="id78" draw:start-glue-point="5" draw:end-shape="id65" draw:end-glue-point="2" svg:d="M31797 22908v-3334h-1v-3333" svg:viewBox="0 0 2 6668">
          <text:p/>
        </draw:connector>
        <draw:connector draw:style-name="gr8" draw:text-style-name="P8" draw:layer="layout" draw:line-skew="0.318cm" svg:x1="22.272cm" svg:y1="35.289cm" svg:x2="27.83cm" svg:y2="35.29cm" draw:start-shape="id79" draw:start-glue-point="1" draw:end-shape="id80" draw:end-glue-point="9" svg:d="M22272 35289h3017v1h2541" svg:viewBox="0 0 5559 2">
          <text:p/>
        </draw:connector>
        <draw:connector draw:style-name="gr8" draw:text-style-name="P8" draw:layer="layout" svg:x1="22.272cm" svg:y1="35.924cm" svg:x2="27.829cm" svg:y2="36.56cm" draw:start-shape="id81" draw:start-glue-point="1" draw:end-shape="id82" draw:end-glue-point="9" svg:d="M22272 35924h2698v636h2859" svg:viewBox="0 0 5558 637">
          <text:p/>
        </draw:connector>
        <draw:custom-shape draw:style-name="gr46" draw:text-style-name="P20" draw:layer="layout" svg:width="10.103cm" svg:height="4.763cm" svg:x="2.962cm" svg:y="3.539cm">
          <text:p text:style-name="P19"><text:span text:style-name="T3">Client Coordinator</text:span></text:p>
          <draw:enhanced-geometry svg:viewBox="0 0 21600 21600" draw:type="rectangle" draw:enhanced-path="M 0 0 L 21600 0 21600 21600 0 21600 0 0 Z N"/>
        </draw:custom-shape>
        <draw:custom-shape draw:style-name="gr68" draw:text-style-name="P13" xml:id="id84" draw:id="id84" draw:layer="layout" svg:width="3.81cm" svg:height="1.905cm" svg:x="39.411cm" svg:y="10.513cm">
          <text:p text:style-name="P5"><text:span text:style-name="T1">Update enumeration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055.897311697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8" draw:layer="layout" svg:x1="42.591cm" svg:y1="8.303cm" svg:x2="41.316cm" svg:y2="10.513cm" draw:start-shape="id83" draw:start-glue-point="1" draw:end-shape="id84" draw:end-glue-point="5" svg:d="M42591 8303h501v1263h-1776v947" svg:viewBox="0 0 1777 2211">
          <text:p/>
        </draw:connector>
        <draw:connector draw:style-name="gr8" draw:text-style-name="P8" draw:layer="layout" svg:x1="41.316cm" svg:y1="12.418cm" svg:x2="41.323cm" svg:y2="13.7cm" draw:start-shape="id84" draw:start-glue-point="8" draw:end-shape="id85" draw:end-glue-point="5" svg:d="M41316 12418v641h7v641" svg:viewBox="0 0 8 1283">
          <text:p/>
        </draw:connector>
        <draw:connector draw:style-name="gr8" draw:text-style-name="P8" draw:layer="layout" svg:x1="41.323cm" svg:y1="14.335cm" svg:x2="41.323cm" svg:y2="15.605cm" draw:start-shape="id85" draw:start-glue-point="8" draw:end-shape="id66" draw:end-glue-point="5" svg:d="M41323 14335v1270" svg:viewBox="0 0 1 1271">
          <text:p/>
        </draw:connector>
        <draw:connector draw:style-name="gr8" draw:text-style-name="P8" draw:layer="layout" svg:x1="21.954cm" svg:y1="28.939cm" svg:x2="26.518cm" svg:y2="28.94cm" draw:start-shape="id86" draw:start-glue-point="1" draw:end-shape="id87" draw:end-glue-point="9" svg:d="M21954 28939h2223v1h2341" svg:viewBox="0 0 4565 2">
          <text:p/>
        </draw:connector>
        <draw:connector draw:style-name="gr8" draw:text-style-name="P8" draw:layer="layout" svg:x1="21.954cm" svg:y1="30.844cm" svg:x2="26.518cm" svg:y2="30.845cm" draw:start-shape="id88" draw:start-glue-point="1" draw:end-shape="id89" draw:end-glue-point="9" svg:d="M21954 30844h2223v1h2341" svg:viewBox="0 0 4565 2">
          <text:p/>
        </draw:connector>
        <draw:custom-shape draw:style-name="gr56" draw:text-style-name="P9" xml:id="id91" draw:id="id91" draw:layer="layout" svg:width="3.81cm" svg:height="0.635cm" svg:x="36.694cm" svg:y="27.352cm">
          <text:p text:style-name="P5"><text:span text:style-name="T1">Disconnect</text:span></text:p>
          <draw:enhanced-geometry svg:viewBox="0 0 21600 21600" draw:glue-points="?f6 0 10800 ?f8 ?f11 10800 ?f9 21600 10800 ?f10 ?f5 10800" draw:text-areas="?f3 ?f3 ?f4 ?f4" draw:type="parallelogram" draw:modifiers="1347.681740125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8" draw:text-style-name="P6" xml:id="id90" draw:id="id90" draw:layer="layout" svg:width="3.809cm" svg:height="0.635cm" svg:x="36.694cm" svg:y="29.575cm">
          <text:p text:style-name="P5"><text:span text:style-name="T1">Disconnect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38.598cm" svg:y1="29.575cm" svg:x2="38.599cm" svg:y2="27.987cm" draw:start-shape="id90" draw:start-glue-point="0" draw:end-shape="id91" draw:end-glue-point="8" svg:d="M38598 29575v-794h1v-794" svg:viewBox="0 0 2 1589">
          <text:p/>
        </draw:connector>
        <draw:connector draw:style-name="gr45" draw:text-style-name="P8" draw:layer="layout" svg:x1="38.599cm" svg:y1="27.352cm" svg:x2="38.599cm" svg:y2="26.083cm" draw:start-shape="id91" draw:start-glue-point="5" draw:end-shape="id74" draw:end-glue-point="2" svg:d="M38599 27352v-1269" svg:viewBox="0 0 1 1270">
          <text:p/>
        </draw:connector>
        <draw:custom-shape draw:style-name="gr50" draw:text-style-name="P23" draw:layer="layout" svg:width="1.27cm" svg:height="0.635cm" svg:x="20.685cm" svg:y="12.112cm">
          <text:p text:style-name="P22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1.27cm" svg:height="0.635cm" svg:x="23.225cm" svg:y="13.7cm">
          <text:p text:style-name="P22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1.27cm" svg:height="0.635cm" svg:x="27.987cm" svg:y="15.287cm">
          <text:p text:style-name="P22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1.27cm" svg:height="0.635cm" svg:x="34.972cm" svg:y="8.302cm">
          <text:p text:style-name="P22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1.27cm" svg:height="0.635cm" svg:x="34.972cm" svg:y="11.795cm">
          <text:p text:style-name="P22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1.27cm" svg:height="0.635cm" svg:x="34.655cm" svg:y="14.652cm">
          <text:p text:style-name="P22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1.27cm" svg:height="0.635cm" svg:x="41.957cm" svg:y="10.525cm">
          <text:p text:style-name="P22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3" draw:layer="layout" svg:width="1.588cm" svg:height="0.635cm" svg:x="40.687cm" svg:y="14.652cm">
          <text:p text:style-name="P22"><text:span text:style-name="T4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3" draw:layer="layout" svg:width="1.588cm" svg:height="0.635cm" svg:x="40.687cm" svg:y="17.51cm">
          <text:p text:style-name="P22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3" draw:layer="layout" svg:width="1.588cm" svg:height="0.635cm" svg:x="37.829cm" svg:y="24.495cm">
          <text:p text:style-name="P22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3" draw:layer="layout" svg:width="1.588cm" svg:height="0.635cm" svg:x="23.542cm" svg:y="24.812cm">
          <text:p text:style-name="P22"><text:span text:style-name="T4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3" draw:layer="layout" svg:width="1.588cm" svg:height="0.635cm" svg:x="23.542cm" svg:y="26.717cm">
          <text:p text:style-name="P22"><text:span text:style-name="T4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3" draw:layer="layout" svg:width="1.588cm" svg:height="0.635cm" svg:x="23.542cm" svg:y="28.622cm">
          <text:p text:style-name="P22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3" draw:layer="layout" svg:width="1.588cm" svg:height="0.635cm" svg:x="23.542cm" svg:y="30.527cm">
          <text:p text:style-name="P22"><text:span text:style-name="T4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3" draw:layer="layout" svg:width="1.588cm" svg:height="0.635cm" svg:x="23.542cm" svg:y="32.432cm">
          <text:p text:style-name="P22"><text:span text:style-name="T4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3" draw:layer="layout" svg:width="1.588cm" svg:height="0.635cm" svg:x="25.447cm" svg:y="34.972cm">
          <text:p text:style-name="P22"><text:span text:style-name="T4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3" draw:layer="layout" svg:width="1.588cm" svg:height="0.635cm" svg:x="25.447cm" svg:y="36.242cm">
          <text:p text:style-name="P22"><text:span text:style-name="T4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3" draw:layer="layout" svg:width="1.588cm" svg:height="0.635cm" svg:x="31.162cm" svg:y="31.48cm">
          <text:p text:style-name="P22"><text:span text:style-name="T4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3" draw:layer="layout" svg:width="1.588cm" svg:height="0.635cm" svg:x="37.646cm" svg:y="28.622cm">
          <text:p text:style-name="P22"><text:span text:style-name="T4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1.27cm" svg:height="0.635cm" svg:x="20.367cm" svg:y="7.667cm">
          <text:p text:style-name="P22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3" draw:layer="layout" svg:width="1.588cm" svg:height="0.635cm" svg:x="37.829cm" svg:y="21.002cm">
          <text:p text:style-name="P22"><text:span text:style-name="T4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3" draw:layer="layout" svg:width="1.588cm" svg:height="0.635cm" svg:x="31.162cm" svg:y="21.637cm">
          <text:p text:style-name="P22"><text:span text:style-name="T4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17T13:28:14.558000000</meta:creation-date>
    <dc:date>2024-06-16T00:40:45.881000000</dc:date>
    <meta:editing-duration>P6DT11H56M26S</meta:editing-duration>
    <meta:editing-cycles>12</meta:editing-cycles>
    <meta:generator>LibreOffice/24.2.1.2$Windows_X86_64 LibreOffice_project/db4def46b0453cc22e2d0305797cf981b68ef5ac</meta:generator>
    <meta:document-statistic meta:object-count="334"/>
  </office:meta>
</office:document-meta>
</file>